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Mangal2" svg:font-family="Mangal" style:font-pitch="variable"/>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style:font-name="Times New Roman" fo:font-size="12pt" fo:language="ru" fo:country="RU" style:font-size-asian="12pt" style:font-name-complex="Times New Roman" style:font-size-complex="12pt"/>
    </style:style>
    <style:style style:name="P2" style:family="paragraph" style:parent-style-name="Text">
      <style:paragraph-properties fo:margin-left="0cm" fo:margin-right="0cm" fo:text-indent="1cm" style:auto-text-indent="false"/>
    </style:style>
    <style:style style:name="P3" style:family="paragraph" style:parent-style-name="Text">
      <style:paragraph-properties fo:margin-left="0cm" fo:margin-right="0cm" fo:text-indent="1cm" style:auto-text-indent="false"/>
      <style:text-properties style:font-name="Times New Roman" fo:font-size="12pt" fo:language="ru" fo:country="RU" style:font-size-asian="12pt" style:font-name-complex="Times New Roman" style:font-size-complex="12pt"/>
    </style:style>
    <style:style style:name="P4" style:family="paragraph" style:parent-style-name="Text">
      <style:paragraph-properties fo:margin-left="0cm" fo:margin-right="0cm" fo:text-indent="1cm" style:auto-text-indent="false"/>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5" style:family="paragraph" style:parent-style-name="Text">
      <style:paragraph-properties fo:margin-left="0cm" fo:margin-right="0cm" fo:text-indent="1cm" style:auto-text-indent="false"/>
      <style:text-properties style:font-name="Times New Roman" fo:font-size="12pt" style:font-size-asian="12pt" style:font-name-complex="Times New Roman" style:font-size-complex="12pt"/>
    </style:style>
    <style:style style:name="P6" style:family="paragraph" style:parent-style-name="Text">
      <style:paragraph-properties fo:margin-left="0cm" fo:margin-right="0cm" fo:text-indent="1cm" style:auto-text-indent="false"/>
      <style:text-properties style:font-name="Times New Roman" fo:font-size="12pt" fo:language="en" fo:country="US" style:font-size-asian="12pt" style:font-name-complex="Times New Roman" style:font-size-complex="12pt"/>
    </style:style>
    <style:style style:name="P7" style:family="paragraph" style:parent-style-name="Text">
      <style:paragraph-properties fo:margin-left="0cm" fo:margin-right="0cm" fo:text-indent="1cm" style:auto-text-indent="false"/>
      <style:text-properties fo:font-variant="normal" fo:text-transform="none" fo:color="#000000" style:font-name="Times New Roman" fo:font-size="12pt" fo:letter-spacing="normal" fo:font-style="normal" fo:font-weight="normal" style:font-size-asian="12pt" style:font-name-complex="Times New Roman" style:font-size-complex="12pt"/>
    </style:style>
    <style:style style:name="P8" style:family="paragraph" style:parent-style-name="Text">
      <style:paragraph-properties fo:margin-left="0cm" fo:margin-right="0cm" fo:text-indent="1.501cm" style:auto-text-indent="false"/>
    </style:style>
    <style:style style:name="P9" style:family="paragraph" style:parent-style-name="Text">
      <style:paragraph-properties fo:margin-left="0cm" fo:margin-right="0cm" fo:text-indent="1.501cm" style:auto-text-indent="false"/>
      <style:text-properties style:font-name="Times New Roman" fo:font-size="12pt" style:font-size-asian="12pt" style:font-name-complex="Times New Roman" style:font-size-complex="12pt"/>
    </style:style>
    <style:style style:name="P10" style:family="paragraph" style:parent-style-name="Text">
      <style:paragraph-properties fo:margin-left="1cm" fo:margin-right="0cm" fo:text-indent="0cm" style:auto-text-indent="false"/>
      <style:text-properties style:font-name="Times New Roman" fo:font-size="12pt" fo:language="ru" fo:country="RU" style:font-size-asian="12pt" style:font-name-complex="Times New Roman" style:font-size-complex="12pt"/>
    </style:style>
    <style:style style:name="P11" style:family="paragraph" style:parent-style-name="Text" style:master-page-name="Standard">
      <style:paragraph-properties fo:margin-left="0cm" fo:margin-right="0cm" fo:text-indent="1cm" style:auto-text-indent="false" style:page-number="auto"/>
    </style:style>
    <style:style style:name="P12" style:family="paragraph" style:parent-style-name="Text" style:list-style-name="WW8Num1">
      <style:paragraph-properties fo:margin-left="0cm" fo:margin-right="0cm" fo:text-indent="1cm" style:auto-text-indent="false"/>
    </style:style>
    <style:style style:name="P13" style:family="paragraph" style:parent-style-name="Text" style:list-style-name="WW8Num1">
      <style:text-properties style:font-name="Times New Roman" fo:font-size="12pt" fo:language="ru" fo:country="RU" style:font-size-asian="12pt" style:font-name-complex="Times New Roman" style:font-size-complex="12pt"/>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fo:language="ru" fo:country="RU" style:font-size-asian="12pt" style:font-name-complex="Times New Roman" style:font-size-complex="12pt"/>
    </style:style>
    <style:style style:name="T3" style:family="text">
      <style:text-properties style:font-name="Times New Roman" fo:font-size="12pt" fo:language="en" fo:country="US" style:font-size-asian="12pt" style:font-name-complex="Times New Roman" style:font-size-complex="12pt"/>
    </style:style>
    <style:style style:name="T4" style:family="text">
      <style:text-properties fo:language="en" fo:country="US"/>
    </style:style>
    <style:style style:name="T5" style:family="text">
      <style:text-properties fo:language="ru" fo:country="RU"/>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На тринадцатом этаже высотного здания в небольшой</text:span><text:span text:style-name="T2"> двухкомнатной квартире, </text:span><text:span text:style-name="T1">человек средних лет сидел, развалившись</text:span><text:span text:style-name="T2"> в</text:span><text:span text:style-name="T1"> кресле в углу, и наблюдал, что происходило в центре комнаты. </text:span><text:span text:style-name="T2">Рыжеволосый паренёк, испуганно вжавшись в стул, но в глазах сохраняя выражение наглости, смотрел </text:span><text:span text:style-name="T1">на стоящего перед ним дракона в человеческом обличии. Дракон был </text:span><text:span text:style-name="T2">весьма</text:span><text:span text:style-name="T1"> зол. Парень провинился.</text:span></text:p>
      <text:p text:style-name="P10">– Ты что, идиот? – выговаривал ему дракон. – Я тебе как сказал? Не помнишь?</text:p>
      <text:p text:style-name="P10">– Вы… Вы сказали привести сюда девушку, - отвечал паренёк.</text:p>
      <text:p text:style-name="P3">– И, как я сказал? Я сказал: привести. Без лишнего шума. Привести – не значит попытаться убить. Она была мне нужна живая и не испуганная. Как думаешь, с кем легче разговаривать: с человеком, которого просто попросили прийти или на кого напали в тёмном переулке и привели насильно?</text:p>
      <text:p text:style-name="P3">– Да не знал я, как вы с ней разговаривать собирались, вы мне ничего не сказали, – побурчал рыжий парень. – И не так уж темно там было. И говорил я с ней – не согласилась она! Поэтому, с самого начала я и хотел без лишнего шума, как всегда. И не убил бы я её, я умею.</text:p>
      <text:p text:style-name="P3">– Не умеешь. Ты даже с людьми разговаривать не умеешь.</text:p>
      <text:p text:style-name="P2"><text:span text:style-name="T2">– Я ей сказал: пойдёмте. А </text:span><text:span text:style-name="T1">Глория сказала, что отказывается.</text:span><text:span text:style-name="T2"> Ясно сказала.</text:span><text:span text:style-name="T1"> И ещё так настойчиво.</text:span><text:span text:style-name="T2"> Что мне дальше оставалось делать?</text:span></text:p>
      <text:p text:style-name="P2"><text:span text:style-name="T1">–</text:span><text:span text:style-name="T2"> У</text:span><text:span text:style-name="T1">говаривать, запугивать, успокаивать, да что угодно</text:span><text:span text:style-name="T2">!</text:span><text:span text:style-name="T1"> Один отказ</text:span><text:span text:style-name="T2"> от женщины</text:span><text:span text:style-name="T1"> ещё ничего не значит. Тем более от</text:span><text:span text:style-name="T2"> такой</text:span><text:span text:style-name="T1"> девушки, которая из-за небольшого инцидента взяла и сбежала из дома в незнакомый город</text:span><text:span text:style-name="T2">.</text:span></text:p>
      <text:p text:style-name="P5">– Но, там она была не одна.</text:p>
      <text:p text:style-name="P5">– И что с того? Как будто они тебе мешали.</text:p>
      <text:p text:style-name="P5">– Её защитили, когда я напал.</text:p>
      <text:p text:style-name="P2"><text:span text:style-name="T1">– А не надо было нападать</text:span><text:span text:style-name="T2">.</text:span></text:p>
      <text:p text:style-name="P2"><text:span text:style-name="T1">– Когда я ещё с ней говорил, они очень подозрительно на меня смотрели. Я понимал, что если я продолжу уговаривать, они побьют меня, чтоб не приставал</text:span><text:span text:style-name="T2">.</text:span></text:p>
      <text:p text:style-name="P5">– Кто "они"?</text:p>
      <text:p text:style-name="P2"><text:span text:style-name="T1">– Не знаю, два парня и девчонка её сопровождали. Возраст</text:span><text:span text:style-name="T2">а</text:span><text:span text:style-name="T1"> примерно как у неё.</text:span></text:p>
      <text:p text:style-name="P5">– Очень меткое описание. И что было дальше?</text:p>
      <text:p text:style-name="P5">– Когда я напал, один из парней вступил со мной в драку. Я слегка его ранил, но он, всё же, победил, и я сбежал.</text:p>
      <text:p text:style-name="P5">– Слабак.</text:p>
      <text:p text:style-name="P5">– Но он...</text:p>
      <text:p text:style-name="P2"><text:span text:style-name="T1">– </text:span><text:span text:style-name="T2">И, чем же ты его ранил?</text:span></text:p>
      <text:p text:style-name="P3">– Вы мне давали когда-то давно ножик зачарованный. Я его с собой взял.</text:p>
      <text:p text:style-name="P3">– И зачем тебе было нужно брать оружие чтобы просто уговорить девушку вернуться домой?</text:p>
      <text:p text:style-name="P3">– Говорю же: я не собирался с ней разговаривать. Я собирался просто…</text:p>
      <text:p text:style-name="P3">– Сдай оружие.</text:p>
      <text:p text:style-name="P5">– Я его оставил там.</text:p>
      <text:p text:style-name="P2"><text:span text:style-name="T2">Дракон поднял на него глаза. И, будь</text:span><text:span text:style-name="T1"> Фаргон был Василиском или Горгоной, бедному парню бы не поздоровилос</text:span><text:span text:style-name="T2">ь</text:span><text:span text:style-name="T1">. Но, он был </text:span><text:span text:style-name="T2">просто </text:span><text:span text:style-name="T1">драконом, поэтому парень отделался хоть не лёгким, но просто испугом.</text:span></text:p>
      <text:p text:style-name="P3">– Казённым имуществом разбрасываешься?</text:p>
      <text:p text:style-name="P3">– Я не виноват! Вернее… Да, я виноват что не справился, но тот парень…</text:p>
      <text:p text:style-name="P3">– Кто он был? Как связан с Глорией?</text:p>
      <text:p text:style-name="P3">– А я знаю?</text:p>
      <text:p text:style-name="P3">– Не беси меня, – тихо сказал дракон. Парень заёрзал. Он видел, каким бывает Фаргон в гневе, и понял, что ещё чуть-чуть – и он не только увидит, а ещё и на себе испробует…</text:p>
      <text:p text:style-name="P2"><text:span text:style-name="T2">– Я ему руку ранил, он испачкал меня кровью, </text:span><text:span text:style-name="T1">–</text:span><text:span text:style-name="T2"> осторожно сказал он.</text:span></text:p>
      <text:p text:style-name="P3"><text:soft-page-break/>– Если ты думаешь, что это поможет… Хотя, давай сюда. Хоть что-то, чёрт тебя подери.</text:p>
      <text:p text:style-name="P3">Парень встал со стула, отошел в угол, где стояли его вещи, отыскал мятую рубашку с багровым пятном на животе. Протянул Фаргону:</text:p>
      <text:p text:style-name="P2"><text:span text:style-name="T1">– И вообще, мы же можем снова её найти</text:span><text:span text:style-name="T2">…</text:span></text:p>
      <text:p text:style-name="P5">– И снова упустить?</text:p>
      <text:list xml:id="list5401256262831645136" text:style-name="WW8Num1">
        <text:list-item>
          <text:p text:style-name="P13">Нет, что-нибудь придумать.</text:p>
        </text:list-item>
        <text:list-item>
          <text:p text:style-name="P12"><text:span text:style-name="T2">Уже придумал. После того, как на её спутников тёмной ночью нападают всякие маньяки вроде тебя, она вряд ли встретит меня теперь распростёртыми объятиям. Если она уже не предприняла меры. </text:span><text:span text:style-name="T1">А я, между прочим, собирался действовать как можно тише</text:span><text:span text:style-name="T2"> и</text:span><text:span text:style-name="T1"> незаметнее. А ты, мало того, что не справилс</text:span><text:span text:style-name="T2">я</text:span><text:span text:style-name="T1">, так ещё и предлагаешь глупости. Уйди и не беси меня.</text:span></text:p>
        </text:list-item>
      </text:list>
      <text:p text:style-name="P2"><text:span text:style-name="T2">Парень остался стоять и смотреть на дракона. Потом прислонился к стенке. Потом сполз на пол. Ужасно. До этого он всегда справлялся. И с более крупными поручениями тоже. Стыдно до ужаса – что было проще, чем поймать сбежавшую из дома девушку? Вот если бы Фаргон точнее описал, что ему нужно. Вчера </text:span><text:span text:style-name="T1">утром он</text:span><text:span text:style-name="T2">, горя глазами, появился у него дома и</text:span><text:span text:style-name="T1"> </text:span><text:span text:style-name="T2">велел ехать в Астрос. Указал где остановиться, и сказал привести туда сбежавшую Глорию Гаммилон. Зачем, почему – <text:s/>не сказал. Только произнёс многозначительно: <text:s/></text:span><text:span text:style-name="T1">"</text:span><text:span text:style-name="T2">о</text:span><text:span text:style-name="T1">дна из целей сдвинулась с мертвой точки"</text:span><text:span text:style-name="T2">. Сунул ему "игрушку" – подвеску на телефон, что заколдовал указывать, где находится Глория, и счастливый удалился. И чего он не сумел?</text:span></text:p>
      <text:p text:style-name="P3">Вообще, он бы справился, будь Глория одна. Будь она одна, он поймал бы её прежде, чем она заметила его – и не пришлось бы вступать в объяснения. Он следил за ней – ведь не могли эти парни сопровождать её вечно. Скорее всего, думал он, проводят её по ночи до дому, а утром она всё равно вернётся за машиной. И он шел за ней вдоль аллеи, и если бы не эта детская площадка – Глория бы и не заметила его! Пришлось выходить и импровизировать. Да не, что ему два парня и девчонка – просто тот, длинный, слишком хорошо дрался. Парень потёр ссадину на лбу. Как он только успел, с раненой рукой?</text:p>
      <text:p text:style-name="P2"><text:span text:style-name="T1">Фаргон внимательно рассматривал кровавое пятно на рубашке. Что он там видел – неизвестно, но вдруг, на его лице выразилось </text:span><text:span text:style-name="T2">изумление</text:span><text:span text:style-name="T1">. Нет, даже больше: <text:s/>дракон опешил. "Не может быть, неужели оно самое?" – пробормотал он. Намочил палец, потер пятно. Удивление сменилось торжеством.</text:span><text:span text:style-name="T2"> Глаза опять загорелись.</text:span><text:span text:style-name="T1"> "Вот как, значит. Не зря, не зря..." Подошел к парню, кинул ему на колени рубашку и сказал:</text:span></text:p>
      <text:p text:style-name="P2"><text:span text:style-name="T1">– Хорошие новости. С очень большой вероятностью мы гоняемся</text:span><text:span text:style-name="T2"> именно</text:span><text:span text:style-name="T1"> за той вещью</text:span><text:span text:style-name="T2">.</text:span><text:span text:style-name="T1"> Конечно, возможно, это просто совпадение, не исключаю. Но я проверю. Если ты вспомнишь хотя бы возраст того, с кем ты дрался</text:span><text:span text:style-name="T2"> -</text:span><text:span text:style-name="T1"> я</text:span><text:span text:style-name="T2">,</text:span><text:span text:style-name="T1"> так и быть</text:span><text:span text:style-name="T2">,</text:span><text:span text:style-name="T1"> прощу тебя.</text:span></text:p>
      <text:p text:style-name="P5">– Примерно такого же, как Глория. То есть лет двадцать-двадцать два.</text:p>
      <text:p text:style-name="P2"><text:span text:style-name="T1">– </text:span><text:span text:style-name="T2">Двенадцать… Прошло семь… Сейчас – девятнадцать-двадцать… </text:span><text:span text:style-name="T1">–</text:span><text:span text:style-name="T2"> зашептал Фаргон. - </text:span><text:span text:style-name="T1">Отлично, я даже знаю, кто именно это был.</text:span></text:p>
      <text:p text:style-name="P2"><text:span text:style-name="T1">– Но как?</text:span><text:span text:style-name="T2">!</text:span></text:p>
      <text:p text:style-name="P2"><text:span text:style-name="T1">Человек в костюме недовольно цыкнул. Он работал с Фаргоном уже много лет и знал, что когда надо – сам всё расскажет. Парень замолчал. Фаргон </text:span><text:span text:style-name="T2">же достал из сумки компьютер и стал искать.</text:span></text:p>
      <text:p text:style-name="P2"><text:span text:style-name="T1">– Акогама Каге, студент дневного отделения университета техники и кибернетики города Астроса,</text:span><text:span text:style-name="T2"> – сказал он через некоторое время, – </text:span><text:span text:style-name="T1">факультет робототехники, второй курс. Ага, теперь понятно, почему он здесь, а не в Умиполе. Проживает в общежитии, адрес</text:span><text:span text:style-name="T2">,</text:span><text:span text:style-name="T1"> –</text:span><text:span text:style-name="T2"> Фаргон немного помолчал, ища информацию, </text:span><text:span text:style-name="T1">–</text:span><text:span text:style-name="T2"> </text:span><text:span text:style-name="T1">Третья Ньютоновская, 15, корпус 2,</text:span><text:span text:style-name="T2"> а</text:span><text:span text:style-name="T1"> комната</text:span><text:span text:style-name="T2"> его...</text:span><text:span text:style-name="T1"> номер 503. Значит, я даже знаю, где он живёт.</text:span></text:p>
      <text:p text:style-name="P5">– Поразительно, как вам это удалось, – сказал человек в костюме, – Ведь вы говорили, что определить личность человека по крови затруднительно. А вы смогли установить даже локацию.</text:p>
      <text:p text:style-name="P5"><text:soft-page-break/>Фаргон довольно улыбнулся на это замечание.</text:p>
      <text:p text:style-name="P2"><text:span text:style-name="T1">– После того, как я установил личность, найти всё остальное – дело техники. А </text:span><text:span text:style-name="T2">личность</text:span><text:span text:style-name="T1"> мне помогло установить одно старое проклятье. Когда-то я проклял бабушку этого м</text:span><text:span text:style-name="T2">олодого человека</text:span><text:span text:style-name="T1">. Тогда ещё </text:span><text:span text:style-name="T2">юная</text:span><text:span text:style-name="T1"> девушка, она очень мешала мне заниматься тем делом, с последствиями которого мы работаем сейчас. Этой девушке уже лет семьдесят, у неё есть внуки, и её проклятье передаётся по наследству. Поразительно, как оно мне пригодилось!</text:span></text:p>
      <text:p text:style-name="P5">– И по тому, что вещь, за которой мы следим, попала в руки этой семьи, вы делаете вывод, что девушка продолжает ею интересоваться. А значит – это именно то, что вы ищете.</text:p>
      <text:p text:style-name="P2"><text:span text:style-name="T1">– </text:span><text:span text:style-name="T2">Надеюсь, это не просто совпадение.</text:span></text:p>
      <text:p text:style-name="P5">– Но ведь сама вещь у Глории! А студент всего лишь её защищал... – сказал рыжий.</text:p>
      <text:p text:style-name="P2"><text:span text:style-name="T1">– Глория сказал</text:span><text:span text:style-name="T2">а</text:span><text:span text:style-name="T1">, что вернула вещь хозяину. П</text:span><text:span text:style-name="T2">оэтому</text:span><text:span text:style-name="T1">, когда она сбежала</text:span><text:span text:style-name="T2"> -</text:span><text:span text:style-name="T1"> логично, что она поехала жаловаться на меня тому, кому оставила шкатулку.</text:span></text:p>
      <text:p text:style-name="P3">– Кроме Глории и студента там были ещё двое. Вещь может быть у любого.</text:p>
      <text:p text:style-name="P3">Фаргон задумался.</text:p>
      <text:p text:style-name="P3"><text:s/>– Вообще – да. Но, поскольку эта вещь была связана с семьёй Акогамы, логичнее, что она вернется к нему.</text:p>
      <text:p text:style-name="P2"><text:span text:style-name="T1">– Извиняюсь за настойчивость, но даже теперь вы не скажете, что именно представляет собой эта вещь?</text:span><text:span text:style-name="T2"> – сказал человек в костюме.</text:span></text:p>
      <text:p text:style-name="P5">– Нет. До тех пор, пока вы можете работать, не зная, что это.</text:p>
      <text:p text:style-name="P5">– Хорошо. А что за проклятье, можете рассказать?</text:p>
      <text:p text:style-name="P2"><text:span text:style-name="T1">– </text:span><text:span text:style-name="T2">Про него – могу. Я его долго его делал. Это одно из самых масштабных моих произведений. </text:span><text:span text:style-name="T1">Оно позволяет мне полностью управлять проклятым. В пассивном состоянии </text:span><text:span text:style-name="T2">проклятье</text:span><text:span text:style-name="T1"> просто плавает в крови, не причиняя никакого вреда – ни физического, ни морального. Но, когда мне необходимо получить контроль, то с помощью этого проклятья</text:span><text:span text:style-name="T2">,</text:span><text:span text:style-name="T1"> безболезненно для человека</text:span><text:span text:style-name="T2">,</text:span><text:span text:style-name="T1"> его воля оказывается в моих руках. Так что,</text:span><text:span text:style-name="T2"> </text:span><text:span text:style-name="T1">проклятьем </text:span><text:span text:style-name="T2">я его </text:span><text:span text:style-name="T1">называ</text:span><text:span text:style-name="T2">л</text:span><text:span text:style-name="T1"> только из-за потенциальной возможности потерять волю</text:span><text:span text:style-name="T2">. Ну, ещё потому что терпеть не мог ту девушку.</text:span><text:span text:style-name="T1"> Я, правда, ещё ни разу им не воспользовался</text:span><text:span text:style-name="T2">.</text:span><text:span text:style-name="T1"> И наложил его только для подстраховки. </text:span></text:p>
      <text:p text:style-name="P5">– Сейчас оно пригодилось.</text:p>
      <text:p text:style-name="P2"><text:span text:style-name="T1">– Да. Но, согласитесь,</text:span><text:span text:style-name="T2"> оно для другого</text:span><text:span text:style-name="T1"> создавалось.</text:span></text:p>
      <text:list xml:id="list21192216" text:continue-numbering="true" text:style-name="WW8Num1">
        <text:list-item>
          <text:p text:style-name="P13">А для чего? – опять встрял рыжий.</text:p>
        </text:list-item>
        <text:list-item>
          <text:p text:style-name="P12"><text:span text:style-name="T2">Чтобы подчинить себе ту девушку. Но, сейчас оно уже не так важно. Сейчас м</text:span><text:span text:style-name="T1">ы выяснили, у кого находится вещь, </text:span><text:span text:style-name="T2">что</text:span><text:span text:style-name="T1"> мы ищем. Я собираюсь с ним</text:span><text:span text:style-name="T2"> увидеться</text:span><text:span text:style-name="T1">.</text:span></text:p>
        </text:list-item>
      </text:list>
      <text:p text:style-name="P5">– Лично?</text:p>
      <text:p text:style-name="P2"><text:span text:style-name="T1">– Нет, </text:span><text:span text:style-name="T2">что вы</text:span><text:span text:style-name="T1">. </text:span><text:span text:style-name="T2">Встреча будет не личной,</text:span><text:span text:style-name="T1"> ведь мы только предполагаем. Есть много других способов </text:span><text:span text:style-name="T2">увидеть интересующего человека в мирной для него обстановке. Есть даже возможность поговорить с ним так, чтобы он об этом даже и не узнал. Есть возможность поговорить так, чтобы у него остались частичные, искаженные или ложные воспоминания о встрече. Всего не перечислишь.</text:span></text:p>
      <text:p text:style-name="P3">- С помощью того проклятья?</text:p>
      <text:p text:style-name="P3">- Можно и так. <text:s/>Но, этот козырь я хочу оставить на более подходящий случай. На данный момент есть кое-что поинтереснее.</text:p>
      <text:p text:style-name="P3"/>
      <text:p text:style-name="P3"/>
      <text:p text:style-name="P3">День, пока бабушка преодолевала километры от Умиполя до Астроса, в университете прошел как обычно. Ничего нового. Даже Рюноске – и тот ушел. Сказал: надо кое-что обдумать в одиночестве. На семинарах делать было нечего: записывать он не мог, поболтать было не с кем. А хотелось снова обсудить всё то странное, что успело произойти за эти два дня. Больше на него никто не нападал, но Каге ждал: это затишье перед бурей, и следующим за ним должен выйти сам зачинщик происходящего. Дракон <text:soft-page-break/>Фаргон. Каге понятия не имел, как обращаться с драконами. С прадедушкой он виделся редко, а когда виделся – тот ничем особенным себя не выдавал. Обычный философствующий джентльмен. А этот, Фаргон, на джентльмена особо не был похож… Правда, Рюноске – тоже дракон. Но, какой-то половинчатый, так что не считается. Вот если бы — думал он уже пока они, нконец-то собравшись, ехали в авобусе от вокзала - если бы бабушка помнила, что тогда произошло и могла бы рассказать. Потому что на имя Фаргона она тоже находила отклик в своей памяти. Но, что это за человек был, рассказать не могла. И, что было неизвестно: забыла всё бабушка по своей воле или рассеянности - или же кто-то сторонний заставил её забыть, но недостаточно аккуратно, так, что напоминания пробуждают её память. Или, так и было задумано? И, по аналогии с этой теорией – могло ли быть так, что Рюноске самостоятельно подстроил свою смерть, и кольцо должно было оживить его - а Фаргон узнал и ищет то, что от него осталось? Но, эта идея сразу натыкается на опровержение: кольцо он получил уже после того, как встретился с Рюноске. Или, сначала создалось его тело – а потом кольцо пошло искать своего "хозяина", и Фаргон пошел за ним? Но, что было причиной воссоздания тела? И, никто не утверждал, что на кольце именно воспоминания. Там может быть и просто что-то, заставляющее Рюноске вытащить из глубин собственной памяти информацию о себе. И, можно ли так же поступить с бабушкой? Чтобы всё-таки вспомнила о том, к чему была причастна – и дала ему информацию. Потому что он даже понятия не имел против кого и за что борется.</text:p>
      <text:p text:style-name="P3"/>
      <text:p text:style-name="P3"/>
      <text:p text:style-name="P3">- Ты хочешь, чтобы я посмотрела? – удивилась Кристина.</text:p>
      <text:p text:style-name="P3">- Нет, я хочу чтобы ты это вылечила, - ответил Каге.</text:p>
      <text:p text:style-name="P3">Кристина удивилась ещё больше:</text:p>
      <text:p text:style-name="P3">- А как же папа? Он же запрещает таким заниматься… Тем более, он уже взялся за это дело и будет недоволен, если я…</text:p>
      <text:p text:style-name="P3">Каге усмехнулся:</text:p>
      <text:p text:style-name="P3">- Где-то на дальнем севере только что родился медведь-милиционер: Кристина слушается запретов!</text:p>
      <text:p text:style-name="P3">Кристина смутилась:</text:p>
      <text:p text:style-name="P3">- Не, я, конечно, постоянно говорю, что хотела бы попробовать, но… Но знаешь, когда сейчас дошло до <text:span text:style-name="T4">дела...</text:span> Тем более, что папа уже обратит на это внимание…</text:p>
      <text:p text:style-name="P3">- Хорошо, я поставлю вопрос так: ты можешь попытаться это вылечить? Твоему отцу я сам всё скажу, если получится. А если нет – то и говорить ничего не придётся.</text:p>
      <text:p text:style-name="P3">- А если ещё хуже сделаю?</text:p>
      <text:p text:style-name="P3">- Та-дам! Принимайте ещё одного новорожденного: Кристина принимает в виду возможность напортачить.</text:p>
      <text:p text:style-name="P3">- Будешь троллить – ничего смотреть не буду!</text:p>
      <text:p text:style-name="P3">- То есть, если не буду - ты согласна?</text:p>
      <text:p text:style-name="P3">Кристина надулась и хотела ответить колкостью, но решила не кормить тролля и ответила:</text:p>
      <text:p text:style-name="P3">- Согласна. Да, я тоже хотела посмотреть, что у тебя там.</text:p>
      <text:p text:style-name="P3">- Вот и хорошо. Валяй, - Каге протянул ей правую руку. Кристина размотала бинты и стала рассматривать ладонь, вспоминая все возможные причины почему вдруг, без видимых морфологических оснований, может отказать целый комплекс мышц. Рассечённая ткань не считается: слишком мало, чтобы реально что-то нарушить.</text:p>
      <text:p text:style-name="P3">- Кристина, - обратился к ней Каге, - а ты вообще, в заклятиях разбираешься?</text:p>
      <text:p text:style-name="P3">- Что?</text:p>
      <text:p text:style-name="P3">- Ты в заклятиях разбираешься, или только так, экспериментально-тыкательным методом будешь действовать?</text:p>
      <text:p text:style-name="P3">- Не нравится – могу не помогать.</text:p>
      <text:p text:style-name="P3"><text:soft-page-break/>- Нет-нет, я рад что ты согласилась помочь. Больше некого спрашивать. Я так, чисто теоретически интересуюсь.</text:p>
      <text:p text:style-name="P3">- Что бы там не было – я могу попробовать это снять. Найти бы, в чём дело вообще… Я всё перепробовала <text:s/>что помнила, всё проверила. Осязание, тепло, боль…</text:p>
      <text:p text:style-name="P3">- Я почувствовал.</text:p>
      <text:p text:style-name="P3">- Ты даже не пошелохнулся, - фыркнула Кристина. Возможно, именно поэтому ей, как врачу было сложно с ним работать: он никак не проявлял боль. Он её чувствовал, она знала – он сам ей говорил. Но вот проявлял её в самых исключительных случаях. Как вчера в парке – тогда было видно, что ему больно от порезанной руки. А случись подобное при каких-то других условиях – он бы даже бровью не повёл, терпя всё про себя.</text:p>
      <text:p text:style-name="P3">- А ты не будешь рассказывать что ты делаешь?</text:p>
      <text:p text:style-name="P3">- Зачем? Будешь меня контролировать?</text:p>
      <text:p text:style-name="P3">- Да нет, просто интересно. Я же сам тоже пытался понять, что оно такое – но мне знаний не хватает.</text:p>
      <text:p text:style-name="P3">- Если я буду всё проговаривать, буду больше отвлекаться на слова, чем реальную работу делать.</text:p>
      <text:p text:style-name="P3">- И ты всё по памяти помнишь?</text:p>
      <text:p text:style-name="P3">- Что помню?</text:p>
      <text:p text:style-name="P3">- Ну, что где находится, как действует и прочее. Просто, как я заметил, ты вообще справочной литературой не пользуешься. Или, <text:s/>ты уже настолько привыкла списывать, что даже в обычной жизни не палишься?</text:p>
      <text:p text:style-name="P3">Кристина подняла на него глаза:</text:p>
      <text:p text:style-name="P2"><text:span text:style-name="T2">- Знаешь, мне кажется, тебя отравили. Язвишь не переставая. И не самыми удачными шуткам</text:span><text:span text:style-name="T3">.</text:span></text:p>
      <text:p text:style-name="P3">- Правда? Ну, я сегодня немного устал и не могу сочинить ничего интересного. Ладно-ладно, всё, молчу.</text:p>
      <text:p text:style-name="P3">- Уж пожалуйста.</text:p>
      <text:p text:style-name="P3">Но фраза про яд натолкнула Кристину на идею: а вдруг, действительно яд-парализатор? Надо придумать, как проверить. Она провела пальцами вдоль сухожилий, раздумывая. И на ощупь ничего особенного: нормальная рука, как и должна быть. Никак себя не проявляет.</text:p>
      <text:p text:style-name="P3">В комнату, где они сидели, вошла бабушка Каге, что приехала погостить. Её внешнему виду Кристина не очень удивилась, но про себя немного позавидовала: дочке дракона, наверное, не нужны никакие молодящие заклинания, она и так может выглядеть на какой хочет возраст. Бабушка немного постояла, наблюдая за её работой, и сказала:</text:p>
      <text:p text:style-name="P3">- Послушай, Каге. Мне кажется, всё не обойдётся одной рукой…</text:p>
      <text:p text:style-name="P3">- Что именно не обойдётся?</text:p>
      <text:p text:style-name="P3">- Сейчас ты прогнал противников - но вскоре они вернутся с большими силами и снова будут требовать своё, - продолжала бабушка.</text:p>
      <text:p text:style-name="P3">- Это да. И я жду, как они проявят себя.</text:p>
      <text:p text:style-name="P3">- Это опасно…</text:p>
      <text:p text:style-name="P3">- Знаю.</text:p>
      <text:p text:style-name="P3">Кристина водила по его ладони, думая, что она ещё упустила. Все нервы <text:s/>в порядке, проводимость не нарушена, кровь циркулирует нормально, кости целы… Что там ещё нужно? Не настолько тот заклинатель псих, чтобы…</text:p>
      <text:p text:style-name="P3">Бабушка посмотрела на него с тревогой в глазах:</text:p>
      <text:p text:style-name="P3">- Ты собираешься во всё это ввязываться?</text:p>
      <text:p text:style-name="P3">- Я уже ввязался.</text:p>
      <text:p text:style-name="P3">Бабушка вздохнула.</text:p>
      <text:p text:style-name="P3">- Ты ещё можешь из этого всего выйти.</text:p>
      <text:p text:style-name="P3">- Как?</text:p>
      <text:p text:style-name="P3"><text:soft-page-break/>- Уничтожь кольцо.</text:p>
      <text:p text:style-name="P3">Каге чуть не вырвал ладонь из Кристининой руки, она успела схватить – потому что почти нашла, в чём дело. Действительно, только псих захочет идти настолько напрямик, когда есть столько обходных путей. И только сумасшедший будет настолько гениален, чтобы у него получилось.</text:p>
      <text:p text:style-name="P3">- Ты с ума сошла?! – закричал он на бабушку.</text:p>
      <text:p text:style-name="P3">- Нет.</text:p>
      <text:p text:style-name="P3">- Сейчас, когда мы выяснили, что от этого кольца зависит жизнь Рюноске - ты предлагаешь его уничтожить?</text:p>
      <text:p text:style-name="P3">- Для Рюноске от кольца зависит только его память. Без неё он вполне сможет жить как обычный человек. А для тебя как раз жизнь и зависит от того, находится ли это кольцо у тебя.</text:p>
      <text:p text:style-name="P3">Каге откинулся на спинку дивана, снова чуть не вырвав руку.</text:p>
      <text:p text:style-name="P3">- Я не буду этого делать!</text:p>
      <text:p text:style-name="P3">– Если ты уничтожишь – за нами и за тобой никто не будет гоняться. Мы заживем как прежде, только у тебя появится новый друг.</text:p>
      <text:p text:style-name="P3">Да, дело было именно в этом: заклинатель действовал даже не на клеточном, а на молекулярном уровне. И заколдовал так, что белки мышцы перестали взаимодействовать друг с другом. Всё остальное было в полном порядке. Нервный сигнал доходил до места назначения, но не находил применения. И кровь также питала бездействующие клетки, не давая им умереть. Поразительно, насколько тонкая работа.</text:p>
      <text:p text:style-name="P3">– Черта с два как прежде! – ответил Каге. – Ты хоть представляешь себе, что может этот человек, Фаргон, сделать, если узнает, что кольцо, которое он ищет, взяли и уничтожили?</text:p>
      <text:p text:style-name="P3">– Ну, можно тогда не уничтожать. Можно отдать ему, договорившись, что тогда он от нас отстанет.</text:p>
      <text:p text:style-name="P3">– Всё равно. Я не согласен так поступать с Рюноске. И вообще, как минимум, это надо обсуждать с ним самим.</text:p>
      <text:p text:style-name="P3">– Он такой человек, что скорее согласится уничтожить себя, чтобы избавить близкого от проблем.</text:p>
      <text:p text:style-name="P3">Бабушка с Каге говорили всё громче и всё яростнее.</text:p>
      <text:p text:style-name="P3">– Не настолько эта проблема смертельная. И я не позволю Рюноске навредить себе. И вообще, разве ты знаешь его характер чтобы утверждать, как он поступит? Ты же потеряла все свои воспоминания. И, ты потеряла память о том, почему Рюноске оказался в таком состоянии. И теперь ты, забыв о причинах этой ситуации, пытаешься уничтожить и благоприятный её исход!</text:p>
      <text:p text:style-name="P3">- Я сожалею о том, что потеряла.</text:p>
      <text:p text:style-name="P3">- И теперь ты хочешь, чтобы Рюноске тоже потерял никогда не смог вернуть себя настоящего? </text:p>
      <text:p text:style-name="P3">Теперь, когда она выяснила в чём причина, Кристине надо было придумать, как вернуть всё в нормальное состояние. И это, по всей видимости, было невозможно. Наколдовать на таком же тонком уровне она не могла.</text:p>
      <text:p text:style-name="P3">- Сейчас как раз хороший повод остановиться. Мы нашли друг друга – что ещё больше желать? Ты хочешь сделать как лучше – но может, не будет дальше никакого "лучше"? И что такое "настоящий"? Он сейчас здесь и существует. И я существую, и ты. И, я не хочу чтобы в результате дальнейшей борьбы за право обладать этой вещью кто-то из нас перестал существовать.</text:p>
      <text:p text:style-name="P3">- Я не позволю никому убить Рюноске. Ни ему. Ни тебе.</text:p>
      <text:p text:style-name="P3">- Уничтожить кольцо – не значит его убить!</text:p>
      <text:p text:style-name="P3">- На кольце – его часть. Его главная часть. Он, дракон, сейчас человек. Разве это правильно?</text:p>
      <text:p text:style-name="P3"><text:soft-page-break/>- А почему нет? Таким образом, мы все можем быть в одном мире и общаться друг с другом.</text:p>
      <text:p text:style-name="P3">- Я не могу уничтожить эту вещь, пока не узнаю полностью, что она собой представляет! Может, на ней есть нечто большее, чем то, что я знаю сейчас.</text:p>
      <text:p text:style-name="P3">- А что, если на ней ничего и нет? Если к Рюноске память возвращается из какого-то стороннего источника, а кольцо – лишь побрякушка, из-за которой ты собираешься угробить себя.</text:p>
      <text:p text:style-name="P3">Избавиться от заклятья тоже она не могла – потому что понятия не имела, на чём оно обосновалось. Оставалось только действовать как он сказал – научно-тыкательным методом. И… И, кажется, то, что она только что сделала – было весьма больно.</text:p>
      <text:p text:style-name="P3">- Тогда, тем более я должен разобраться, что это за вещь! – сказал Каге, едва отошел от резкой шпарящей боли в руке.</text:p>
      <text:p text:style-name="P3">- Тебе что, жизнь не дорога?</text:p>
      <text:p text:style-name="P3">- Да какая разница... - воскликнул было он, но Кристина до боли сжала его запястье, чуть не выворачивая:</text:p>
      <text:p text:style-name="P3">- Хватит вертеться! Меволия, оставьте его в покое! Потом доругаетесь...</text:p>
      <text:p text:style-name="P3">- Мы не ругаемся, мы выясняем насущные дела, - бабушка развернулась и ушла на кухню. Кристина вздохнула:</text:p>
      <text:p text:style-name="P3">- Ну и чего было разборку устраивать? Я почти нашла, как тебя подлатать. Заклятие не сниму - но функция движения будет восстановлена.</text:p>
      <text:p text:style-name="P3">- Спасибо.</text:p>
      <text:p text:style-name="P3">- А теперь ты мне скажи: к чему тебе такая спешка? Ты же, кажется, даже с мамой своей на эту тему не переговорил?</text:p>
      <text:p text:style-name="P3">- Нет.</text:p>
      <text:p text:style-name="P3">- Она бы точно придумала чего получше. Я-то, конечно, что-то сделаю - но, выражаясь твоим языком, это будет костыль на костыле.</text:p>
      <text:p text:style-name="P3">- Мне сойдёт.</text:p>
      <text:p text:style-name="P3">- Так, для чего?</text:p>
      <text:p text:style-name="P3">- Скоро этот человек пойдёт искать меня. И, я уверен, он меня найдёт. И, с ним я встретиться хочу, если не во всеоружии - то, однозначно, с обеими руками.</text:p>
      <text:p text:style-name="P3">- А почему ты считаешь, что он будет тебя искать? - тут даже Кистина начала опасаться. Или, поверила настроению бабушки? Но и самой ей ситуация не нравилась. - И, хорошо, допустим, он тебя нашел - почему бы сразу решил, что он конкретно к тебе будет агрессивен? Не говори мне про Глорию и того парня. С ним у вас была честная драка, его ты тоже отделал. То, что он с оружием напал на Глорию - конечно, нехорошо. Но, может её частично по заслугам? Может, этот дракон тоже имел какие-то права на эту шкатулку? Может, поступок Глории - самовольство, и она действовала не посоветовавшись ни с отцом, ни с этим Фаргоном? И, если эта вещь, кольцо, имеет отношение к Рюноске - кто сказал, что у них с Фаргоном нет счетов?</text:p>
      <text:p text:style-name="P3">Каге подумал: а действительно, с чего он это всё решил? Сейчас в возникшем конфликте он рассматривает только ту сторону, что оказалась к нему ближе, когда всё завертелось. Но он понятия не имеет, что происходит на другой стороне.</text:p>
      <text:p text:style-name="P3">- На месте разберусь.</text:p>
      <text:p text:style-name="P3">- Очень на тебя не похоже.</text:p>
      <text:p text:style-name="P3">- Но ты же долечишь?</text:p>
      <text:p text:style-name="P3">- Знаешь, больше всего мне сейчас хочется вернуть всё как было. В смысле, как было до моего вмешательства, но… Но, я уже взялась – так что закончу.</text:p>
      <text:p text:style-name="P3">- Почему?</text:p>
      <text:p text:style-name="P3">- Ну, как бы тебе сказать… Ты только не злись – но я немного солидарна с твоей бабушкой. Не хотелось бы, чтобы с тобой чего-нибудь произошло.</text:p>
      <text:p text:style-name="P3"/>
      <text:p text:style-name="P3"/>
      <text:p text:style-name="P3"><text:soft-page-break/>Как ни странно, с бабушкой помирились они быстро. Вернее, он просто вышел на кухню после того, как Кристина закончила – и бабушка с ним заговорила, будто ничего и не было. Попросилась в гости к нему в общежитие. А тему их разговора не поднимала. И он тоже решил пока о ней промолчать. Не хотелось ссориться с бабушкой.</text:p>
      <text:p text:style-name="P3"/>
      <text:p text:style-name="P3"/>
      <text:p text:style-name="P3">От дома Кристины решил пройтись пешком. Погода оставалась ясная, с белыми пушистыми облачками по всему небу. Когда взошли на холм и оглянулись, город в низине показался до самих гор в петле реки. Маленький, зелёный, с крохотными домиками, сквериками и парком с проплывающими тенями облаков.</text:p>
      <text:p text:style-name="P2"><text:span text:style-name="T2">- Кстати, а как в твоё общежитие пускают? </text:span><text:span text:style-name="T1">Надо мне какие-нибудь документы предъявлять?</text:span></text:p>
      <text:p text:style-name="P3">Каге оторвался от созерцания красоты и сперва не понял вопроса, но потом дошел:</text:p>
      <text:p text:style-name="P2"><text:span text:style-name="T2">- А, ну по официальным правилам </text:span><text:span text:style-name="T1">я должен записать тебя в журнал.</text:span><text:span text:style-name="T2"> Чтобы потом, когда общежитие закроется, могли проверить все ушли – или кто-то остался. Но это официально. На самом деле никто так не делает.</text:span></text:p>
      <text:p text:style-name="P2"><text:span text:style-name="T1">– Это хорошо. А то</text:span><text:span text:style-name="T2"> у меня, сам понимаешь, фотография в паспорте и указанный год рождения не очень похожи не правду</text:span></text:p>
      <text:p text:style-name="P2"><text:span text:style-name="T2">- </text:span><text:span text:style-name="T1">Ну</text:span><text:span text:style-name="T2">-у</text:span><text:span text:style-name="T1">, ты можешь</text:span><text:span text:style-name="T2">, например,</text:span><text:span text:style-name="T1"> на пять минут вернуть прежний вид, тем самым доказать, что на самом деле ты</text:span><text:span text:style-name="T2"> </text:span><text:span text:style-name="T1">старушка.</text:span></text:p>
      <text:p text:style-name="P2"><text:span text:style-name="T1">– Не поверят. Да и не могу</text:span><text:span text:style-name="T2"> я</text:span><text:span text:style-name="T1"> превратиться. Это у оборотней всё просто: есть несколько образов,</text:span><text:span text:style-name="T2"> и</text:span><text:span text:style-name="T1"> между</text:span><text:span text:style-name="T2"> ними</text:span><text:span text:style-name="T1"> они переключаются</text:span><text:span text:style-name="T2">.</text:span><text:span text:style-name="T1"> </text:span><text:span text:style-name="T2">А</text:span><text:span text:style-name="T1"> у меня внешность отражает состояние души. Сейчас,</text:span><text:span text:style-name="T2"> когда</text:span><text:span text:style-name="T1"> рядом со мной </text:span><text:span text:style-name="T2">оказался </text:span><text:span text:style-name="T1">человек, </text:span><text:span text:style-name="T2">что</text:span><text:span text:style-name="T1"> знал меня только молодой девушкой, я просто не могу быть старой!</text:span></text:p>
      <text:p text:style-name="P5">– Вспомнила бабушка, как девушкой была.</text:p>
      <text:p text:style-name="P2"><text:span text:style-name="T1">– Именно. Уверена, когда я вернусь домой</text:span><text:span text:style-name="T2"> -</text:span><text:span text:style-name="T1"> там буду выглядеть на свой возраст.</text:span></text:p>
      <text:p text:style-name="P3">- Потому что Рюноске не будет рядом?</text:p>
      <text:p text:style-name="P2"><text:span text:style-name="T2">- Не только. Тут скорее играет роль отношение. Д</text:span><text:span text:style-name="T1">ля Венди и Рейна я – их постаревшая мать, для девчонок – бабушка.</text:span></text:p>
      <text:p text:style-name="P5">– А для меня – нет?</text:p>
      <text:p text:style-name="P2"><text:span text:style-name="T1">– Ну, ты – другое. Для тебя не важно, как я выгляжу, важно что я есть. И ещё, поскольку ты сам колдуешь, тебя не удивляет, как у меня</text:span><text:span text:style-name="T2"> так</text:span><text:span text:style-name="T1"> получилось.</text:span></text:p>
      <text:p text:style-name="P2"><text:span text:style-name="T1">– Хм, тогда если ты не можешь изменить себя, може</text:span><text:span text:style-name="T2">т,</text:span><text:span text:style-name="T1"> поменять фотографию и год</text:span><text:span text:style-name="T2">?</text:span></text:p>
      <text:p text:style-name="P5">– Тоже не могу.</text:p>
      <text:p text:style-name="P2"><text:span text:style-name="T1">– </text:span><text:span text:style-name="T2">П</text:span><text:span text:style-name="T1">очему?</text:span></text:p>
      <text:p text:style-name="P2"><text:span text:style-name="T1">– Подделка документов преследуется по </text:span><text:span text:style-name="T2">закону,</text:span><text:span text:style-name="T1"> – улыбнулась </text:span><text:span text:style-name="T2">молодая бабушка</text:span><text:span text:style-name="T1">.</text:span></text:p>
      <text:p text:style-name="P3"/>
      <text:p text:style-name="P2"><text:span text:style-name="T2">Три Ньютоновских улицы заканчивалась на вершине холма, где стояли корпуса общежития технического и филологических университетов. В холле второго корпуса, куда Каге завёл бабушку, рядом </text:span><text:span text:style-name="T1">с вахтёршей стояла комендант</text:span><text:span text:style-name="T2">.</text:span><text:span text:style-name="T1"> Каге поздоровался. Комендант, хитро переглянувшись с вахтершей, </text:span><text:span text:style-name="T2">ответила:</text:span></text:p>
      <text:p text:style-name="P2"><text:span text:style-name="T1">– Наконец-то и ты с девушкой. </text:span><text:span text:style-name="T2">А</text:span><text:span text:style-name="T1"> то я постоянно дев</text:span><text:span text:style-name="T2">ок</text:span><text:span text:style-name="T1"> твоего соседа выгоняю, а твоих</text:span><text:span text:style-name="T2"> и</text:span><text:span text:style-name="T1"> не видать. Я всё беспокоюсь, что ты только учишься да учишься, никуда гулять не вылезаешь, никого не водишь. Так всю молодость и заучишь. Ч</text:span><text:span text:style-name="T2">его</text:span><text:span text:style-name="T1"> стоишь, проходи.</text:span></text:p>
      <text:p text:style-name="P3">Каге и не знал, как на подобные слова реагировать. Он и не знал, что комендант так сильно интересуется его личной жизнью. Хорошо, сейчас рядом с ним бабушка. А будь с ним настоящая девушка? Он бы, наверное, со стыда сгорел.</text:p>
      <text:p text:style-name="P3">– Нет, это не моя девушка, – ответил он, – это моя родственница.</text:p>
      <text:p text:style-name="P3">Лица вахтерши и комендантши недовольно вытянулись. Они так посмотрели, что Каге тут же почувствовал себя врагом народа. Виновато улыбнувшись, он быстро провёл бабушку за пропускной пункт, что никогда не закрывался и направился к лестнице. Ещё услышал, как комендант сказала:</text:p>
      <text:p text:style-name="P3"><text:soft-page-break/>– Водют, водют тут всяких.</text:p>
      <text:p text:style-name="P3"/>
      <text:p text:style-name="P2"><text:span text:style-name="T1">– Чего это они? – с</text:span><text:span text:style-name="T2">казал</text:span><text:span text:style-name="T1"> он, когда они уже поднималис</text:span><text:span text:style-name="T2">ь на третий этаж</text:span><text:span text:style-name="T1">.</text:span></text:p>
      <text:p text:style-name="P2"><text:span text:style-name="T1">– Двум женщинам было скучно, хотелось перетереть о ком-нибудь за чашечкой </text:span><text:span text:style-name="T2">чая, – ответила бабушка. – </text:span><text:span text:style-name="T1">Им чуть не представился такой интересный случай для обсуждения, как когда такой тихоня как ты, вдруг приводит девчонку. А ты всё обломал. Вот они и огорчились.</text:span></text:p>
      <text:p text:style-name="P5">– Я вовсе не...</text:p>
      <text:p text:style-name="P5">– Хочешь знать о человеке всё – спроси коменданта общежития, в котором он живёт. Народная мудрость.</text:p>
      <text:p text:style-name="P2"><text:span text:style-name="T1">– Нет такой фразы</text:span><text:span text:style-name="T2">!</text:span></text:p>
      <text:p text:style-name="P5">– Эта бабуся охарактеризовала тебя так, что я могу её слова предоставить в качестве рекомендации куда-нибудь. Маме, например.</text:p>
      <text:p text:style-name="P2"><text:span text:style-name="T1">– </text:span><text:span text:style-name="T2">Ну да, а</text:span><text:span text:style-name="T1"> ещё </text:span><text:span text:style-name="T2">я ложусь за полночь, питаюсь всякой ерундой</text:span><text:span text:style-name="T1">, дерусь с подозрительными типами и с тех пор, как уехал из дома, ни разу не постригся.</text:span></text:p>
      <text:p text:style-name="P5">– Ладно, добавлю ещё и это, а то она и вправду решит, что ты вдруг решил стать хорошим мальчиком. И испугается.</text:p>
      <text:p text:style-name="P3">Бабушка рассмеялась. Каге оставался с тем же угрюмым выражением лица. Бабушку, похоже, ситуация несказанно забавляла. Каге прикинул: а ведь она была старше их обоих – и вахтёрши, и коммендатши – лет на двадцать. Вот <text:s/>и развлекалась, подглядывая за младшим поколением из другой возрастной категории.</text:p>
      <text:p text:style-name="P3">- Как я погляжу, нравится тебе людям мозги пудрить своей внешним видом, - сказал он.</text:p>
      <text:p text:style-name="P3">- Это же весело! Я давно так не веселилась!</text:p>
      <text:p text:style-name="P3">- У нас был пока только один прецедент.</text:p>
      <text:p text:style-name="P3">- Я в предвкушении. И вообще, ты даже не представляешь, каково это – снова ощутить себя молодой, и красивой, и будто у тебя вся жизнь ещё впереди.</text:p>
      <text:p text:style-name="P3">- Ты и так красивая, - он вставил ключ в скважину и на секунду остановился. – Но если тебе так нравится троллить людей, могу предложить тебе одну забавную вещицу.</text:p>
      <text:p text:style-name="P3">- Какую?</text:p>
      <text:p text:style-name="P3">- Моего соседа.</text:p>
      <text:p text:style-name="P3">- И, что мне с ним делать?</text:p>
      <text:p text:style-name="P3">- Просто не сообщать свой возраст сразу. Да, с моей стороны я тоже буду получать удовольствие от моральных издевательств над людьми. Можешь и это маме передать. Хоть это и шутка на самом деле.</text:p>
      <text:p text:style-name="P3">- Тоже мне, инквизитор, - фыркнула бабушка. – Я в деле.</text:p>
      <text:p text:style-name="P3">Он отпер дверь и пропустил бабушку в комнату.</text:p>
      <text:p text:style-name="P2"><text:span text:style-name="T2">Меволия</text:span><text:span text:style-name="T1"> огляделась. Типичная студенческая комнатка, небольшая. На полу в художественном беспорядке разбросаны вещи, в углу у входа навалены ботинки, на два крючка навешаны куртки. Меволия сняла свою, повесила на более свободный крюк. В углу дальше от входа прямо на полу </text:span><text:span text:style-name="T2">-</text:span><text:span text:style-name="T1"> газовая конфорка с чайником. У</text:span><text:span text:style-name="T2"> другой</text:span><text:span text:style-name="T1"> стены – двухэтажная кровать. На стен</text:span><text:span text:style-name="T2"> под нижней полкой</text:span><text:span text:style-name="T1"> висело несколько фотографий. Меволия присмотрелась – это были фотки семьи разной давности. Меволия улыбнулась и стала смотреть дальше. У окна –</text:span><text:span text:style-name="T2"> квадратный</text:span><text:span text:style-name="T1"> низкий стол, вокруг набросаны подушки, чтобы сидеть. Стол условно поделен на две части: одна завалена книгами и бумагами, а на другой почти ничего, кроме компьютера и парня, который спал, уронив голову на </text:span><text:span text:style-name="T1">руки. Каге сгрёб бумаги со стола – тетрадки и книжки в полёте закрылись и вместе с бумагами ровной стопочкой легли на полу. От шума сосед проснулся.</text:span></text:p>
      <text:p text:style-name="P2"><text:span text:style-name="T1">– </text:span><text:span text:style-name="T2">Привет,</text:span><text:span text:style-name="T1"> – сказала Меволия</text:span><text:span text:style-name="T2">, улыбнувшись.</text:span></text:p>
      <text:p text:style-name="P2"><text:span text:style-name="T2">Парень</text:span><text:span text:style-name="T1"> потёр сонные глаза</text:span><text:span text:style-name="T2"> и вытаращился на Меволию.</text:span></text:p>
      <text:p text:style-name="P5">– Каге, ты привёл девушку? Или и у меня видения?</text:p>
      <text:p text:style-name="P2"><text:soft-page-break/><text:span text:style-name="T1">– Родственница она моя</text:span><text:span text:style-name="T2">, - небрежно ответил он. -</text:span><text:span text:style-name="T1"> Приехала погостить, –</text:span><text:span text:style-name="T2"> и </text:span><text:span text:style-name="T1">прошел в угол с чайником.</text:span></text:p>
      <text:p text:style-name="P5">Сонливость с Альберта как рукой сняло.</text:p>
      <text:p text:style-name="P2"><text:span text:style-name="T1">– В</text:span><text:span text:style-name="T2">сегда</text:span><text:span text:style-name="T1"> рад познакомиться</text:span><text:span text:style-name="T2"> с родственниками моего соседа</text:span><text:span text:style-name="T1">, – он встал и протянул Меволии руку. – Меня зовут Альберт. А вас?</text:span></text:p>
      <text:p text:style-name="P5">– Меволия. Можно и на "ты".</text:p>
      <text:p text:style-name="P2"><text:span text:style-name="T1">– Красивое им</text:span><text:span text:style-name="T2">я, как </text:span><text:span text:style-name="T1">название цветка. Ты издалека приехала? Хочешь, покажу тебе наш город</text:span><text:span text:style-name="T2">?</text:span><text:span text:style-name="T1"> </text:span><text:span text:style-name="T2">Г</text:span><text:span text:style-name="T1">оры? Ты здесь</text:span><text:span text:style-name="T2">, в общежитии,</text:span><text:span text:style-name="T1"> жить будешь? – он усадил Меволию на кровать и сел рядом.</text:span></text:p>
      <text:p text:style-name="P5">– Нет-нет, я живу у знакомой. Я из Умиполя, но тут уже была когда-то.</text:p>
      <text:p text:style-name="P2"><text:span text:style-name="T1">Каге стоял в стороне</text:span><text:span text:style-name="T2"> и</text:span><text:span text:style-name="T1"> наблюдал за тем, как </text:span><text:span text:style-name="T2">Альберт</text:span><text:span text:style-name="T1"> клеится к бабушке и ждал развязки.</text:span></text:p>
      <text:p text:style-name="P2"><text:span text:style-name="T1">– Ты такая </text:span><text:span text:style-name="T2">прелестная</text:span><text:span text:style-name="T1">. Так что насчёт небольшой прогулки? Ночью здесь самое красивое звёздное небо.</text:span></text:p>
      <text:p text:style-name="P5">– Ой, спасибо, даже не знаю... – Меволия явно наслаждалась происходящим.</text:p>
      <text:p text:style-name="P5">– У тебя парень есть?</text:p>
      <text:p text:style-name="P2"><text:span text:style-name="T1">– </text:span><text:span text:style-name="T2">Ну, был у</text:span><text:span text:style-name="T1"> меня муж. Но мы в разводе уже несколько лет.</text:span></text:p>
      <text:p text:style-name="P3">Альберт как-то недоверчиво склонил голову. Но чувствовал же: не врёт.</text:p>
      <text:p text:style-name="P5">– Несколько лет? Это как...? Тебе самой сколько?</text:p>
      <text:p text:style-name="P2"><text:span text:style-name="T1">– Семьдесят три</text:span><text:span text:style-name="T2">, - с приветливой улыбкой ответила Меволия.</text:span></text:p>
      <text:p text:style-name="P5">– Сколько?! – Альберт недоумённо глянул на Каге.</text:p>
      <text:p text:style-name="P2"><text:span text:style-name="T1">– Это бабушка</text:span><text:span text:style-name="T2"> моя, - объяснил он. – Меволия Эйен, мать моей матери.</text:span></text:p>
      <text:p text:style-name="P2"><text:span text:style-name="T1">– Бабушка..</text:span><text:span text:style-name="T2">?</text:span></text:p>
      <text:p text:style-name="P2"><text:span text:style-name="T1">–</text:span><text:span text:style-name="T2"> Бабушка. </text:span></text:p>
      <text:p text:style-name="P5">Альберт сидел потерянный. Каге подошел к нему и дружески похлопал по плечу.</text:p>
      <text:p text:style-name="P5">– Женщины – всегда не то, чем кажутся.</text:p>
      <text:p text:style-name="P2"><text:span text:style-name="T1">– Зачем я проснулся в этот жестокий мир?</text:span><text:span text:style-name="T2"> – театрально вздохнул он.</text:span></text:p>
      <text:p text:style-name="P5">Каге с Меволией хором рассмеялись.</text:p>
      <text:p text:style-name="P6"/>
      <text:p text:style-name="P6"/>
      <text:p text:style-name="P2"><text:span text:style-name="T1">Машина припарковалась и заглохла. "Это здесь" – сказали Фаргону. </text:span><text:span text:style-name="T2">Дракон</text:span><text:span text:style-name="T1"> выглянул. Здание общежития выглядело так же, как на фотографии. Он сверился с планом и нашел окно интересующей его комнаты. Теперь можно приступать к самому действию. "Разбуди меня, только если я не проснусь в течение полутора часов" – велел он водителю. Закрыл глаза и сосредоточился на том окне: что находится за ним, как </text:span><text:span text:style-name="T2">комната им скрываемая</text:span><text:span text:style-name="T1"> выглядит, кто находится там? В голове стали отчетливо вырисовываться образы: маленькая комната, почти всё пространство занимают два громоздких предмета – скорее всего, кровать и стол. Везде мелкие предметы, слишком их много, тяжело всех представить, но и не обязательно обращать внимание. Важнее увидеть </text:span><text:span text:style-name="T2">присутствующх.</text:span><text:span text:style-name="T1"> Для этого подойти поближе. Немного усилить концентрацию</text:span><text:span text:style-name="T2">.</text:span><text:span text:style-name="T1"> </text:span><text:span text:style-name="T2">О</text:span><text:span text:style-name="T1">тделить сознание от тела</text:span><text:span text:style-name="T2"> -</text:span><text:span text:style-name="T1"> и поместить его в только что представленное место. Окружающие предметы пока неявны, но он разглядел в комнате трёх человек. Ни лиц, ни пола, ни возраста не понять, но это вопрос времени. Он стал вглядываться в людей. Двое мужчин, молодые. Третья – женщина, но с возрастом пока неясно. С одной стороны – старая, а с другой – все же молодая.</text:span><text:span text:style-name="T2"> И кого-то напоминает…</text:span><text:span text:style-name="T1"> Ладно, её оставим на потом. Он перенёс внимание на парней. Кто из них – тот, кого он ищет? Вдруг он заметил, что один из парней проступает всё явственнее. Двое остальных были ещё как тени, хотя и угадывались некоторые их черты. А этот выглядел как реальный человек, смотрел на </text:span><text:span text:style-name="T1">него и следил за ним взглядом. Фаргон понял, его заметили. Что делать? </text:span><text:span text:style-name="T2">Р</text:span><text:span text:style-name="T1">етироваться, или же попытаться договориться с ним?</text:span></text:p>
      <text:p text:style-name="P5"/>
      <text:p text:style-name="P5">Альберт обернулся и как-то странно уставился в угол у окна.</text:p>
      <text:p text:style-name="P5"><text:soft-page-break/>– Странно... – сказал он.</text:p>
      <text:p text:style-name="P2"><text:span text:style-name="T1">– Что там?</text:span><text:span text:style-name="T2"> – окликнул его Каге.</text:span></text:p>
      <text:p text:style-name="P5">– Мне показалось, там кто-то есть.</text:p>
      <text:p text:style-name="P5">– Кто?</text:p>
      <text:p text:style-name="P5">– Уже исчез. Но как будто призрак какого-то человека.</text:p>
      <text:p text:style-name="P5">– Призрак? В этой общаге водятся призраки? – с неким восторгом спросила Меволия.</text:p>
      <text:p text:style-name="P2"><text:span text:style-name="T1">– Да нет, раньше не наблюдалось, – ответил Каге. </text:span><text:span text:style-name="T2">П</text:span><text:span text:style-name="T1">осмотрел в угол, но никого не заметил.</text:span></text:p>
      <text:p text:style-name="P5">– Вот, опять – Альберт указал на дверь.</text:p>
      <text:p text:style-name="P5">– Никого не вижу. Бабушка, ты?</text:p>
      <text:p text:style-name="P5">– Нет. Ничего.</text:p>
      <text:p text:style-name="P5">– Да я прямо на него показываю!</text:p>
      <text:p text:style-name="P5">– Альберт, <text:span text:style-name="T5">что, уже напился?</text:span></text:p>
      <text:p text:style-name="P5">– Это не глюк! Это настоящий призрак, отвечаю. Представляешь, я могу видеть призраков! Круто, да?</text:p>
      <text:p text:style-name="P5">– Круто. А прогнать ты его можешь?</text:p>
      <text:p text:style-name="P5">– Зачем сразу? Может, мне удастся ещё и на контакт с ним выйти. Сейчас попробую.</text:p>
      <text:p text:style-name="P3">- Альберт, стой!</text:p>
      <text:p text:style-name="P2"><text:span text:style-name="T2">Он не слушал -</text:span><text:span text:style-name="T1"> пытался представить, что дела</text:span><text:span text:style-name="T2">ют</text:span><text:span text:style-name="T1">, </text:span><text:span text:style-name="T2">когда хотят</text:span><text:span text:style-name="T1"> заговорить с призраком. Может, спросить у него "кто ты?". Альберт мысленно задал </text:span><text:span text:style-name="T2">вопрос</text:span><text:span text:style-name="T1"> и даже попытался адресовать призраку. Кажется, получилось. Призрак вырисовывался всё яснее, но очертания комнаты стали расплываться.</text:span></text:p>
      <text:p text:style-name="P2"><text:span text:style-name="T1">Каге понял, что ему так просто</text:span><text:span text:style-name="T2"> Альберта</text:span><text:span text:style-name="T1"> не остановить</text:span><text:span text:style-name="T2">. У</text:span><text:span text:style-name="T1"> </text:span><text:span text:style-name="T2">него</text:span><text:span text:style-name="T1"> в первый раз в жизни получилось сделать что-то, выходящее за рамки</text:span><text:span text:style-name="T2"> привычной</text:span><text:span text:style-name="T1"> реальности. </text:span><text:span text:style-name="T2">Каге </text:span><text:span text:style-name="T1">наклонился к Меволии и сказал тихо:</text:span></text:p>
      <text:p text:style-name="P5">– Бабушка, ты развлекаешься?</text:p>
      <text:p text:style-name="P2"><text:span text:style-name="T1">– Нет, не я. Мне самой всё это не нравится.</text:span><text:span text:style-name="T2"> Он видит, а мы с тобой не видим.</text:span></text:p>
      <text:p text:style-name="P2"><text:span text:style-name="T1">–У него мелкие способности к белой магии. </text:span><text:span text:style-name="T2">А у меня – нет. И вообще, призраков у нас никогда не водилось. Как специально к твоему приходу…</text:span><text:span text:style-name="T1"> Бабушка, вдруг это он!</text:span></text:p>
      <text:p text:style-name="P3">- Кто он?</text:p>
      <text:p text:style-name="P3">- Ну, тот, кого я жду уже вторые сутки!</text:p>
      <text:p text:style-name="P3">- Не тупи, - она поняла о ком речь. – Зачем ему приходить таким извращённым способом?</text:p>
      <text:p text:style-name="P5">– Альберт, стой, этот призрак – опасный человек!</text:p>
      <text:p text:style-name="P5">Но было поздно. Контакт произошел, Альберт полностью отдал своё сознание, <text:span text:style-name="T5">на</text:span> общ<text:span text:style-name="T5">ение</text:span> с призраком, а его пустое тело безжизненно упало на пол.</text:p>
      <text:p text:style-name="P3">- Вот чёрт, - сказал Каге.</text:p>
      <text:p text:style-name="P3">- Думаешь, это действительно кто-то из этих?.. – удивилась бабушка.</text:p>
      <text:p text:style-name="P3">- Да не, это я образно, - он подошел к Альберту. Тот словно спал. – Эй, вернись!</text:p>
      <text:p text:style-name="P5">– Я слышала, призраки могут забирать души тех, кто доверился им.</text:p>
      <text:p text:style-name="P5">– Ты умеешь вытаскивать таких людей?</text:p>
      <text:p text:style-name="P5">Меволия покачала головой.</text:p>
      <text:p text:style-name="P2"><text:span text:style-name="T1">– Нет, я даже не знаю, как это происходит</text:span><text:span text:style-name="T2">.</text:span><text:span text:style-name="T1"> </text:span><text:span text:style-name="T2">Н</text:span><text:span text:style-name="T1">о...</text:span><text:span text:style-name="T2"> но, знаешь,</text:span><text:span text:style-name="T1"> я не чувствую опасности.</text:span></text:p>
      <text:p text:style-name="P5">– В смысле?</text:p>
      <text:p text:style-name="P5">– В смысле, что его душе ничто не <text:s/>угрожает. </text:p>
      <text:p text:style-name="P2"><text:span text:style-name="T1">– </text:span><text:span text:style-name="T2">Ты у</text:span><text:span text:style-name="T1">верена?</text:span></text:p>
      <text:p text:style-name="P2"><text:span text:style-name="T1">– Ну, </text:span><text:span text:style-name="T2">разве что </text:span><text:span text:style-name="T1">если меня не заставляют чувствовать обратное.</text:span></text:p>
      <text:p text:style-name="P2"><text:span text:style-name="T1">– А я вот не уверен, что не заставляют. Фаргон может</text:span><text:span text:style-name="T2">…</text:span></text:p>
      <text:p text:style-name="P5">– А я вот не уверена, что это – Фаргон.</text:p>
      <text:p text:style-name="P5"><text:soft-page-break/>– А кому ещё?</text:p>
      <text:p text:style-name="P5">– Ну, мало ли у тебя знакомых.</text:p>
      <text:p text:style-name="P5">– Мало ли у меня врагов, которые приходят за мной следить.</text:p>
      <text:p text:style-name="P5">– Почему сразу следить?</text:p>
      <text:p text:style-name="P5">– Потому что для нормального контакта есть дверь.</text:p>
      <text:p text:style-name="P2"><text:span text:style-name="T1">– </text:span><text:span text:style-name="T2">Ну что ты всё</text:span><text:span text:style-name="T1"> параноишь!</text:span></text:p>
      <text:p text:style-name="P2"><text:span text:style-name="T1">– Я не паран</text:span><text:span text:style-name="T2">оик</text:span><text:span text:style-name="T1">, я реалист.</text:span></text:p>
      <text:p text:style-name="P5">– Параноишь. Ты мне даже слова сказать не даёшь и совсем меня не слушаешь.</text:p>
      <text:p text:style-name="P5">– А с чего...</text:p>
      <text:p text:style-name="P5">Но их спор и на этот раз грубо прервали: Альберт <text:span text:style-name="T5">открыл глаза.</text:span></text:p>
      <text:p text:style-name="P5">– Как ты? – спросила Меволия.</text:p>
      <text:p text:style-name="P5">– Я? <text:span text:style-name="T5">А, ну, я</text:span> в порядке. Я напугал вас? Не ожидал, что так <text:span text:style-name="T5">резко</text:span> случится.</text:p>
      <text:p text:style-name="P2"><text:span text:style-name="T1">–</text:span><text:span text:style-name="T2"> С опытом можно научиться</text:span><text:span text:style-name="T1"> оставаться в сознании, общаясь с призраками</text:span><text:span text:style-name="T2">.</text:span></text:p>
      <text:p text:style-name="P3">- Правда. А вы умеете?</text:p>
      <text:p text:style-name="P3">- Я же сказала: со мной на "ты". И я не то, что не умею…</text:p>
      <text:p text:style-name="P2"><text:span text:style-name="T1">– Альберт, </text:span><text:span text:style-name="T2">- перебил её Каге, - </text:span><text:span text:style-name="T1">ты можешь сказать, кто это был?</text:span></text:p>
      <text:p text:style-name="P2"><text:span text:style-name="T1">– Да, он представился</text:span><text:span text:style-name="T2">. Это, как же его… Непривычное имя.</text:span></text:p>
      <text:p text:style-name="P3">- Вспомни, пожалуйста. Это важно.</text:p>
      <text:p text:style-name="P3">- Да, да, я вспомню. Он просил меня кое-что передать тебе, именно тебе, письменно. Сейчас, - Альберт нагнулся к столу и стал строчить на листочке. – А, ещё он сказал, что удивительно как я сумел его обнаружить. И вообще, ты <text:s/>только представь: у меня только что получилось пообщаться с призраком! А ты говорил, что даже ты не умеешь.</text:p>
      <text:p text:style-name="P3">- Пиши давай. Никогда не горел желанием общаться со всякими тёмными нематериальными личностями.</text:p>
      <text:p text:style-name="P3"/>
      <text:p text:style-name="P5">Фаргон вернулся в своё тело, оставленное в машине.</text:p>
      <text:p text:style-name="P5">– Ну, как? – спросил водитель.</text:p>
      <text:p text:style-name="P2"><text:span text:style-name="T1">– Не лучшим образом</text:span><text:span text:style-name="T2">, - ответил дракон, потирая виски. -</text:span><text:span text:style-name="T1"> План просто посмотреть и уйти провалился</text:span><text:span text:style-name="T2">:</text:span><text:span text:style-name="T1"> меня заметили. </text:span><text:span text:style-name="T2">Молодой человек</text:span><text:span text:style-name="T1"> с хорошими способностями к белой магии. Правда, он сам не осознавал, поэтому смог только заметить меня. Дальше я сам заговорил с ним, потому что придумал, как использовать эту ситуацию</text:span><text:span text:style-name="T2">, - он посмотрел на то же самое тёмное отсюда окно общежития. -</text:span><text:span text:style-name="T1"> Через него я передал для </text:span><text:span text:style-name="T2">Акогамы-младшего</text:span><text:span text:style-name="T1"> приглашение встре</text:span><text:span text:style-name="T2">титься и всё обсудить</text:span><text:span text:style-name="T1">. Парень был в восторге оттого, что сумел заговорить с призраком, так что передаст всё в лучшем свете.</text:span><text:span text:style-name="T2"> Ещё, я заметил, что вещь действительно у Акогамы.</text:span></text:p>
      <text:p text:style-name="P5">– Вы так уверены, что он придёт?</text:p>
      <text:p text:style-name="P5">– Уверен.</text:p>
      <text:p text:style-name="P5"/>
      <text:p text:style-name="P5">В записке были следующие слова:</text:p>
      <text:p text:style-name="P2"><text:span text:style-name="T1">"</text:span><text:span text:style-name="T2">Рад возможности наконец-то пообщаться с вами. Моё имя -</text:span><text:span text:style-name="T1"> Фаргон. Полагаю, вы уже слышали обо мне, и скорее всего, я представляюсь вам не в лучшем свете. Но, к сожалению, то дело, которым я занимаюсь, и которым, волею судеб, стали заниматься вы, настолько запутано, что не обошлось без недоразумений. Прошу вас воздержаться от предвзятых выводов и выслушать меня. Я рассказал этому молодому человеку способ связаться со мной. Жду вас".</text:span></text:p>
      <text:p text:style-name="P2"><text:span text:style-name="T1">– Недоразумение, значит? – </text:span><text:span text:style-name="T2">п</text:span><text:span text:style-name="T1">робормотал Каге</text:span><text:span text:style-name="T2">. Пошуршал бумажкой, потом смял её и швырнул на стол. -</text:span><text:span text:style-name="T1"> Да сам он недоразумение!</text:span></text:p>
      <text:p text:style-name="P3"/>
      <text:p text:style-name="P5">– Он же внук своей бабушки, – продолжал Фаргон. – А её я хорошо знаю. Она бы попыталась разобраться, вдруг я на самом деле прав. Тут же побежала бы ко мне, и ещё бы извинялась, что плохо обо мне подумала. Думаю, он поступит похожим образом. И <text:soft-page-break/>тогда мне ничего не стоит уговорить его мирно отдать мне вещь. Может, даже заключить с ним пустяковую сделку, чтобы всё было честно.</text:p>
      <text:p text:style-name="P5"/>
      <text:p text:style-name="P2"><text:span text:style-name="T1">– Пойдёшь на встречу? – </text:span><text:span text:style-name="T2">с</text:span><text:span text:style-name="T1">просила бабушка. Она уже подняла, развернула и прочла записку. </text:span></text:p>
      <text:p text:style-name="P5">– Да пошел он!</text:p>
      <text:p text:style-name="P5">– Каге, как так можно! Ему, может, действительно есть что сказать. </text:p>
      <text:p text:style-name="P5">– <text:span text:style-name="T5">Н</text:span>е доверяю <text:span text:style-name="T5">я</text:span> ему.</text:p>
      <text:p text:style-name="P5">– Почему ты так уверен? Может, это на самом деле Глории не стоит доверять?</text:p>
      <text:p text:style-name="P5">– Я лучше буду доверять девушке, которая просто привезла мне вещь, чем дракону, который посылает убийц, информацию получает гипнозом, и личной встрече предпочитает шпионить призраком.</text:p>
      <text:p text:style-name="P2"><text:span text:style-name="T1">Меволия начала сомневаться в своих словах, но</text:span><text:span text:style-name="T2"> была у неё ещё идея</text:span><text:span text:style-name="T1">.</text:span></text:p>
      <text:p text:style-name="P2"><text:span text:style-name="T1">– Все же, я считаю, что тебе стоит пойти поговорить с ним. Может,</text:span><text:span text:style-name="T2"> ещё</text:span><text:span text:style-name="T1"> удастся договориться</text:span><text:span text:style-name="T2"> мирно</text:span><text:span text:style-name="T1">.</text:span></text:p>
      <text:p text:style-name="P5">– О чем мне с ним можно договариваться?</text:p>
      <text:p text:style-name="P5">– О том, чтобы отдать кольцо.</text:p>
      <text:p text:style-name="P5">– Я же сказал, что не буду решать это <text:span text:style-name="T5">сам, не поговорив прежде с</text:span> Рюноске!</text:p>
      <text:p text:style-name="P5">– Сейчас нет времени.</text:p>
      <text:p text:style-name="P5">– Есть. Пока ситуация хоть немного под моим контролем – время подумать я найду.</text:p>
      <text:p text:style-name="P5"/>
      <text:p text:style-name="P2"><text:span text:style-name="T1">– </text:span><text:span text:style-name="T2">И, н</text:span><text:span text:style-name="T1">ормально вот так, через сон</text:span><text:span text:style-name="T2">,</text:span><text:span text:style-name="T1"> договариваться? Это так же, как при личной встрече, или есть какие-то особенности?</text:span></text:p>
      <text:p text:style-name="P2"><text:span text:style-name="T1">– Сон есть сон, а во сне не можешь полностью контролировать свои действия. Я могу сказать чего-нибудь, что говорить не хотел. </text:span><text:span text:style-name="T2">Мне придётся держать контроль над сознанием и это занимает часть внимания.</text:span><text:span text:style-name="T1"> Поэтому сложнее, чем личная встреча</text:span><text:span text:style-name="T2">.</text:span><text:span text:style-name="T1"> </text:span><text:span text:style-name="T2">Н</text:span><text:span text:style-name="T1">о безопаснее.</text:span></text:p>
      <text:p text:style-name="P5"/>
      <text:p text:style-name="P5">– Ладно, так и быть, пойду, – наконец согласился Каге, – Мне нужна информация. Но только информация. Я собираюсь не предпринимать необдуманно никаких безвозвратных действий.</text:p>
      <text:p text:style-name="P3"/>
      <text:p text:style-name="P3">- Личной встрече всё равно быть. Мне же нужно будет забрать у него кольцо. Но, возможно, я это сделаю через другого какого-то человека.</text:p>
      <text:p text:style-name="P1"/>
      <text:p text:style-name="P2"><text:span text:style-name="T2">Инструкцию, как встретиться с призраком тоже написал Альберт. </text:span><text:span text:style-name="T1">Суть её была довольна проста: Фаргон созда</text:span><text:span text:style-name="T2">ёт</text:span><text:span text:style-name="T1"> в своем сознании пространство для сновидения и приглаш</text:span><text:span text:style-name="T2">ает</text:span><text:span text:style-name="T1"> туда </text:span><text:span text:style-name="T2">собеседника</text:span><text:span text:style-name="T1">. Довольно известный, хоть и малораспространённый прием. Такая встреча давала</text:span><text:span text:style-name="T2"> некоторые дипломатичные</text:span><text:span text:style-name="T1"> преимущества: они не могли нанести друг другу физическ</text:span><text:span text:style-name="T2">ого</text:span><text:span text:style-name="T1"> вред</text:span><text:span text:style-name="T2">а</text:span><text:span text:style-name="T1">. Но и недостатки тоже были: хоть сон был и осознанный, но всё же существовала вероятность поступить не так, как желаешь. Это и смущало Каге. Какую ловушку может подготовить Фаргон, создавая пространство для встречи? </text:span><text:span text:style-name="T2">Управление </text:span><text:span text:style-name="T1">однозначно будут на его стороне. Но, другого способа, кроме как пойти и прямо спросить – нет. Значит, надо решаться.</text:span><text:span text:style-name="T2"> Каге залпом допил второй стакан, закрыл пробкой горлышко бутылки, поставил в шкаф на полку со своими вещами и обратился к бабушке:</text:span></text:p>
      <text:p text:style-name="P2"><text:span text:style-name="T1">–</text:span><text:span text:style-name="T2"> У меня к тебе просьба.</text:span><text:span text:style-name="T1"> Хочу, чтобы на это время кольцо побыло у тебя.</text:span></text:p>
      <text:p text:style-name="P5"/>
      <text:p text:style-name="P5"/>
      <text:p text:style-name="P2"><text:span text:style-name="T1">Абсолютно пустое чёрное пространство. Куда не повернись – везде одно и то же. Хотя, может,</text:span><text:span text:style-name="T2"> </text:span><text:span text:style-name="T1">только кажется, что поворачиваешься</text:span><text:span text:style-name="T2"> -</text:span><text:span text:style-name="T1"> а на самом деле стоишь на месте. Пространств</text:span><text:span text:style-name="T2">о</text:span><text:span text:style-name="T1"> абсолютно пус</text:span><text:span text:style-name="T2">тое</text:span><text:span text:style-name="T1">, и глазу не за что зацепиться, чтобы понять, движешься </text:span><text:soft-page-break/><text:span text:style-name="T1">ты или стоишь. "В инерциальных системах отсчёта никакими механическими экспериментами не определить, движется система равномерно и прямолинейно или покоится" – прозвучало в голове. Вот, даже во сне он это помнит</text:span><text:span text:style-name="T2">!</text:span></text:p>
      <text:p text:style-name="P2"><text:span text:style-name="T1">– Но ведь, должно же здесь что-нибудь быть! – </text:span><text:span text:style-name="T2">воскликнул</text:span><text:span text:style-name="T1"> Каге вслух. Н</text:span><text:span text:style-name="T2">о, н</text:span><text:span text:style-name="T1">ичего не было. Однако, возникло ощущение, будто пространство ограничено и имеет объём большой комнаты. От этого стало не по себе. Наяву он никогда не страдал клаустрофобией, но здесь, во замкнутое пространство без ничего пугало. "Здесь есть давление, значит, должна быть и материя" – рассудил он. Неважно, работают ли здесь законы реального мира, но хотелось о чём-то думать, чтобы казалось, </text:span><text:span text:style-name="T2">будто</text:span><text:span text:style-name="T1"> хотя бы в голове не абсолютная пустота. </text:span><text:span text:style-name="T2">И</text:span><text:span text:style-name="T1"> тут же что-то появилось. Белёсые сгустки похожие на туман. Может, они и вправду появились только сейчас</text:span><text:span text:style-name="T2"> – а,</text:span><text:span text:style-name="T1"> может, он раньше не замечал их. Каге приблизился к одному из </text:span><text:span text:style-name="T2">сгустков</text:span><text:span text:style-name="T1"> – действительно, раз у пространства появились границы, значит, появилась возможность двигаться относительно них. "Прямо как в матане" – подумал он. При приближении сгусток стал обретать форму, цвет</text:span><text:span text:style-name="T2">, и оказался книжной полкой</text:span><text:span text:style-name="T1">. </text:span><text:span text:style-name="T2">Несколькими полками</text:span><text:span text:style-name="T1">. И ещё </text:span><text:span text:style-name="T2">группой полок</text:span><text:span text:style-name="T1"> рядом. Вскоре, он оказался посреди призрачных стеллажей с книгами. Но, всё равно, они были не как настоящие</text:span><text:span text:style-name="T2"> -</text:span><text:span text:style-name="T1"> а будто цветная тень, и сквозь них проходила рука. "</text:span><text:span text:style-name="T2">Д</text:span><text:span text:style-name="T1">аже немного определённое пространство лучше неопределённого</text:span><text:span text:style-name="T2">, - решил Каге. -</text:span><text:span text:style-name="T1"> Хотя, мы же на линале исследуем неопределённое поле, значит, определённость совсем не обязательна", – уговаривал он сам себя. Как это всегда быва</text:span><text:span text:style-name="T2">ло</text:span><text:span text:style-name="T1"> во сн</text:span><text:span text:style-name="T2">ах</text:span><text:span text:style-name="T1">, мысли текли немного отдельно от него</text:span><text:span text:style-name="T2">.</text:span><text:span text:style-name="T1"> </text:span><text:span text:style-name="T2">Н</text:span><text:span text:style-name="T1">о</text:span><text:span text:style-name="T2">, на это раз </text:span><text:span text:style-name="T1">он</text:span><text:span text:style-name="T2">, всё же</text:span><text:span text:style-name="T1"> мог их контролировать</text:span><text:span text:style-name="T2">.</text:span><text:span text:style-name="T1"> </text:span><text:span text:style-name="T2">И</text:span><text:span text:style-name="T1"> то хорошо. Не зная, куда идти, он пошел прямо, по проходу мимо стеллажей</text:span><text:span text:style-name="T2"> -</text:span><text:span text:style-name="T1"> хоть и была возможность идти сквозь них. Очень странный сон. Интересно, это оттого что он воспринимает сознательно, или же просто сам сон такой странный? Неважно. Важно, что где-то здесь бродит Фаргон, с которым они должны встретиться. Каге все шел куда-то вперед. </text:span><text:span text:style-name="T2">П</text:span><text:span text:style-name="T1">од ногами что-то хрустнуло. Каге посмотрел вниз – </text:span><text:span text:style-name="T2">он</text:span><text:span text:style-name="T1"> наступил на листки бумаги. Странно, раньше здесь звуков никаких не было. Каге наклонился и поднял </text:span><text:span text:style-name="T2">листки</text:span><text:span text:style-name="T1">. Они были материальны </text:span><text:span text:style-name="T2">- а</text:span><text:span text:style-name="T1"> выглядели будто нарисованные. Каге провёл рукой по поверхности – на ощупь как обычный исписанный лист. Может, ещё и получится прочесть, что написано? Каге глянул в верхний левый угол, и в голове зазвучал чужой голос:</text:span></text:p>
      <text:p text:style-name="P2"><text:span text:style-name="T1">"Цель проклятья – иметь возможность в любой момент обрести полный контроль над проклятым..." Тут до </text:span><text:span text:style-name="T2">него</text:span><text:span text:style-name="T1"> дошло: он находился в библиотеке! И от этой мысли стеллажи тут же стали материальны, появился свет, звуки, запахи. Каге стоял в узком проходе, а впереди было открытое пространство </text:span><text:span text:style-name="T2">и </text:span><text:span text:style-name="T1">стол, весь заставленный книгами и картотеками. Каге подошел, сел на стул и стал читать дальше. Листы тоже стали обычными – рукописный текст на писчей бумаге. "...причём, как над его сознанием, так и над телом. Я говорил, </text:span><text:span text:style-name="T2">будто</text:span><text:span text:style-name="T1"> в пассивном состоянии оно никак не влияет на проклятого, но </text:span><text:span text:style-name="T2">на деле</text:span><text:span text:style-name="T1"> это не так. </text:span><text:span text:style-name="T2">У каждого живого существа есть то, чего он боится. У людей, с их высокоразвитой психологией и самосознанием, страхи необычайно разнообразны и многогранны. Побочный эффект проклятья заключается в том, что оно усиливает страх и лишает разум мысли о том, что этот страх возможно преодолеть.</text:span></text:p>
      <text:p text:style-name="P2"><text:span text:style-name="T1">Далее, из </text:span><text:span text:style-name="T2">побочных эффектов</text:span><text:span text:style-name="T1"> я отмечаю следующее: быстрая вырождаемость того компонента, который не даёт проклятью убить человека. Поэтому, по моим расчётам, дети четвёртого поколения от первоначального носителя будут умирать при рождении. Не знаю, недоработка</text:span><text:span text:style-name="T2"> это</text:span><text:span text:style-name="T1"> или нет. Изначально, я вообще не хотел включать наследование проклятья, а тем более – передачу его между супругами, но решил перестраховаться на случай, если дело затянется на несколько поколений. Вообще, </text:span><text:span text:style-name="T1">изначально цель проклятья была направлена на то, чтобы иметь возможность в любой </text:span><text:span text:style-name="T1">момент убить проклятого. Но составляя его, я обнаружил, что на его основе несложно </text:span><text:span text:style-name="T1">сделать проклятье, подавляющее волю человека. А потом переделал его на передающее волю...". Каге перевернул лист – но остальные </text:span><text:span text:style-name="T2">страницы</text:span><text:span text:style-name="T1"> были пусты. "</text:span><text:span text:style-name="T2">Жуть какая</text:span><text:span text:style-name="T1">, – подумал </text:span><text:span text:style-name="T2">он</text:span><text:span text:style-name="T1">, – что за ужасное изложение материала, </text:span><text:span text:style-name="T2">вообще</text:span><text:span text:style-name="T1"> ничего не понятно! Какие-то </text:span><text:soft-page-break/><text:span text:style-name="T1">рабочие записки мага-маньяка</text:span><text:span text:style-name="T2">-</text:span><text:span text:style-name="T1">убийцы с манией доработок". И, </text:span><text:span text:style-name="T2">всё же, странно, что на полу валяется текст о том самом проклятии, который они с мамой исследуют. Они-то откуда здесь появились? Каге ещё раз заглянул в листочки, и понял: эти записи лежат здесь, потому что это было сознание Фаргона! Он автор. Он придумал, составил и наложил это проклятье. Но, зачем? Каким образом он связан и с этим тоже?..</text:span></text:p>
      <text:p text:style-name="P2"><text:span text:style-name="T1">– Читаешь мои научные записки? Думаешь, это хорошо, так поступать? – раздался </text:span><text:span text:style-name="T2">тот же</text:span><text:span text:style-name="T1"> голос </text:span><text:span text:style-name="T2">извне</text:span><text:span text:style-name="T1">. Каге поднял голову и увидел мужчину лет тридцат</text:span><text:span text:style-name="T2">и</text:span><text:span text:style-name="T1">. Он в пол-оборота сидел на стуле напротив и внимательно смотрел на Каге. Глаза у него были с вертикальными зрачками. Несомненно, это </text:span><text:span text:style-name="T2">и</text:span><text:span text:style-name="T1"> был Фаргон. </text:span><text:span text:style-name="T2">Голос был спокоен — но глаза внушали ужас.</text:span><text:span text:style-name="T1"> Каге положил листочки на стол между ними и сказал:</text:span></text:p>
      <text:p text:style-name="P5">– Очень занятно было почитать. Только, как мне кажется, у вас техническое исполнение хромает.</text:p>
      <text:p text:style-name="P2"><text:span text:style-name="T1">– О, это только на первый взгляд, – ответил Фаргон как ни в чём не бывало. – Мои заклинания безупречны и сработаны тончайшим образом. Их невозможно снять без моего вмешательства</text:span><text:span text:style-name="T2">, потому что никому, кроме меня, не понять механизмов, их работы.</text:span></text:p>
      <text:p text:style-name="P3">- Возможно. Механизм у вас действительно сложный. Собрано тонко — но всё так намешано, что на трезвую голову не разберёшь. И, именно эта мешанина является лучшей защитой. Да, я сейчас понял, что наше проклятье и заклинание на лезвии ножа идентичны в ужасной неорганизованности и масштабе действия на молекулярном уровне. Такое просто не могли сделать два разных человека. И да, с тем, что ваши заклинания нельзя снять без вашего вмешательства, вы загнули.</text:p>
      <text:p text:style-name="P3">- Хочешь сказать, что вы раскусили мои проклятья? – нахмурился Фаргон.</text:p>
      <text:p text:style-name="P2"><text:span text:style-name="T2">– Да, мы сняли парализующее заклинание, что передалось с лезвия ножа, которым был вооружен ваш подельник. К сожалению, мне удалось только поверхностно рассмотреть механизм его действия, и мне помогал знакомый с медицинским образованием, но я понял, что оно как-то мешало взаимодействию белков мышцы. Так же, как проклятье морфологической основой пассивного компонента, о котором вы писали в записках, имеет белок плазмы крови, </text:span><text:span text:style-name="T1">–</text:span><text:span text:style-name="T2"> Каге вдруг спохватился, что он не лабу защищает, а сидит перед человеком непонятных мотивов, и скорее всего, не стоит палиться с тем, насколько хорошо он разбирается в его магии…</text:span></text:p>
      <text:p text:style-name="P2"><text:span text:style-name="T2">–Не понимаю, о чем ты говоришь, </text:span><text:span text:style-name="T1">–</text:span><text:span text:style-name="T2"> ответил Фаргон, удивившись. </text:span><text:span text:style-name="T1">–</text:span><text:span text:style-name="T2"> Я никогда не забиваю голову тем, какова будет материальная структура заклинания. Я решаю только, что и как оно будет делать.</text:span></text:p>
      <text:p text:style-name="P2"><text:span text:style-name="T2">–Правда, что ли? – Каге был разочарован. – Я думал, вы гениальный ученый, подчинивший хаос. А вы, оказывается, действуете методом научного тыка. Обидно. И, да, что ещё я так и не понял – это </text:span><text:span text:style-name="T1">зачем вам нужно было убивать невинную девушку?</text:span></text:p>
      <text:p text:style-name="P5">– Я не собирался причинять никому вреда. Это была ошибка моего подчиненного, который неправильно понял приказ. </text:p>
      <text:p text:style-name="P2"><text:span text:style-name="T1">– Но, всё же у него с собой был зачарованный нож. Значит, в случае неудачи он должен был её убить, </text:span><text:span text:style-name="T2">так? </text:span></text:p>
      <text:p text:style-name="P2"><text:span text:style-name="T1">– </text:span><text:span text:style-name="T2">Зачем же так</text:span><text:span text:style-name="T1"> сразу? Существует ещё множество...</text:span></text:p>
      <text:p text:style-name="P2"><text:span text:style-name="T1">– Оставим это, – Каге не знал, откуда в нем взялось столько наглости и бесстрашия. Неужели</text:span><text:span text:style-name="T2">, в кои-то веки</text:span><text:span text:style-name="T1"> </text:span><text:span text:style-name="T2">он опьянел</text:span><text:span text:style-name="T1">?</text:span><text:span text:style-name="T2"> Или же он просто несет всё, что взбредет в голову — лишь бы инициатива разговора оставалась в его руках? </text:span><text:span text:style-name="T1">– Расскажите, лучше, зачем вам потребовалось накладывать проклятье на нашу семью? </text:span></text:p>
      <text:p text:style-name="P2"><text:span text:style-name="T1">Фаргон <text:s/></text:span><text:span text:style-name="T2">не знал, как реагировать. Он </text:span><text:span text:style-name="T1">ожидал не этого. Он ждал, что встретится с ненавистью, озлобленностью, страхом и желанием защищать свой мир. Но, никак не с </text:span><text:span text:style-name="T1">этим саркастическим спокойствием. "Он же прочитал записки, в которых говорилось </text:span><text:span text:style-name="T2">о</text:span><text:span text:style-name="T1"> </text:span><text:span text:style-name="T1">проклятии всей его семьи! Почему он среагировал так, будто прочел статью в учебнике? </text:span><text:span text:style-name="T1">Ведь с первого взгляда он не был похож на бездушного логика без привязанность", – думал Фаргон.</text:span></text:p>
      <text:p text:style-name="P5">– Ну, так что?</text:p>
      <text:p text:style-name="P5"><text:soft-page-break/>– Проклятие было наложено для подстраховки. Твоя бабушка, Меволия, украла у меня одну важную вещь. Я наложил проклятье, чтобы иметь возможность её вернуть. </text:p>
      <text:p text:style-name="P5">– Почему же не вернули? Ведь я правильно понимаю, что именно эту вещь вы сейчас ищете?</text:p>
      <text:p text:style-name="P2"><text:span text:style-name="T1">– </text:span><text:span text:style-name="T2">Меволия</text:span><text:span text:style-name="T1"> успела </text:span><text:span text:style-name="T2">её</text:span><text:span text:style-name="T1"> перепрятать.</text:span></text:p>
      <text:p text:style-name="P5">– И вы не попытались узнать, где она?</text:p>
      <text:p text:style-name="P5">– Я пытался, безуспешно.</text:p>
      <text:p text:style-name="P5">– И что вы дальше предприняли?</text:p>
      <text:p text:style-name="P2"><text:span text:style-name="T1">"Какого черта я перед ним оправдываюсь? –</text:span><text:span text:style-name="T2"> опомнился </text:span><text:span text:style-name="T1">Фаргон</text:span><text:span text:style-name="T2">.</text:span><text:span text:style-name="T1"> – Я </text:span><text:span text:style-name="T2">привел его</text:span><text:span text:style-name="T1"> сюда допрашивать, а не отвечать на вопросы". </text:span><text:span text:style-name="T2">Н</text:span><text:span text:style-name="T1">ужно было срочно продумать, как действовать дальше. План по запугиванию беззлобного парня</text:span><text:span text:style-name="T2"> оказался бездейственным.</text:span></text:p>
      <text:p text:style-name="P5">– Что же вы молчите? </text:p>
      <text:p text:style-name="P5">– Недавно я обнаружил, что вещь находится у Глории. Однако, когда я захотел узнать больше, семья негативно отреагировала на мои расспросы.</text:p>
      <text:p text:style-name="P2"><text:span text:style-name="T1">– Врете ведь. Вернее, очень крупно недоговариваете, что по сути одно и то же, – Каге немного задумался, покачиваясь на стуле</text:span><text:span text:style-name="T2">.</text:span><text:span text:style-name="T1"> – Ладно, тогда ставлю ультиматум: либо сейчас вы полностью объясн</text:span><text:span text:style-name="T2">ите мне</text:span><text:span text:style-name="T1"> ситуацию </text:span><text:span text:style-name="T2">-</text:span><text:span text:style-name="T1"> либо по пробуждении я уничтожаю кольцо.</text:span></text:p>
      <text:p text:style-name="P5">"Блин, проговорился. Фаргон ведь не знает, что было в шкатулке", – подумал он.</text:p>
      <text:p text:style-name="P2"><text:span text:style-name="T1">Фаргон услышал про кольцо, и даже запомнил, но в тот же момент понял </text:span><text:span text:style-name="T2">некую более</text:span><text:span text:style-name="T1"> важную вещь: будь </text:span><text:span text:style-name="T2">Акогама-младший</text:span><text:span text:style-name="T1"> бездушной сволочью, он бы не стал спасать Глорию. </text:span><text:span text:style-name="T2">Э</text:span><text:span text:style-name="T1">то спокойствие – напускное. </text:span><text:span text:style-name="T2">И</text:span><text:span text:style-name="T1"> на деле он – добрый и требовательный к себе человек. И если разбить эту маску и добраться до ранимой глубины его души, то можно будет делать с ним всё, что угодно.</text:span></text:p>
      <text:p text:style-name="P2"><text:span text:style-name="T1">– Каково тебе быть потомком воровки, </text:span><text:span text:style-name="T2">Акогама</text:span><text:span text:style-name="T1">?</text:span></text:p>
      <text:p text:style-name="P5">– При чём здесь? В моей семье нет воров.</text:p>
      <text:p text:style-name="P5">Хоть в голосе ничего не поменялось, Фаргон понял, что попал в точку.</text:p>
      <text:p text:style-name="P5">– Ты невнимательно слушал. Я сказал же: твоя бабушка украла у меня ту вещь, которую ты присвоил себе.</text:p>
      <text:p text:style-name="P2"><text:span text:style-name="T1">– Вы точно уверены, что это вещь ваша? Разве она не принадлежала кому-то другому?</text:span><text:span text:style-name="T2"> – осторожно ответил Каге.</text:span></text:p>
      <text:p text:style-name="P5">– Принадлежала. Но, прежний её хозяин умер, и она досталась мне по праву.</text:p>
      <text:p text:style-name="P2"><text:span text:style-name="T1">Каге </text:span><text:span text:style-name="T2">повернулся</text:span><text:span text:style-name="T1"> к стеллажу, взял наугад книгу, раскрыл и прочел вслух:</text:span></text:p>
      <text:p text:style-name="P2"><text:span text:style-name="T1">– </text:span><text:span text:style-name="T3">"</text:span><text:span text:style-name="T1">О, слушай, слушай, слушай! Если только</text:span></text:p>
      <text:p text:style-name="P9"><text:s/>Ты впрямь любил когда-нибудь отца...</text:p>
      <text:p text:style-name="P9"><text:s/>Отмсти за подлое его убийство.</text:p>
      <text:p text:style-name="P9"><text:s/>Убийство?</text:p>
      <text:p text:style-name="P9"><text:s/>Да, убийство из убийств,</text:p>
      <text:p text:style-name="P8"><text:span text:style-name="T1"><text:s/>Как ни бесчеловечны все убийства....</text:span><text:span text:style-name="T2">"</text:span></text:p>
      <text:p text:style-name="P5">Каге помолчал, обдумывая эти слова, и наконец, понял:</text:p>
      <text:p text:style-name="P5">– Вы убийца, Фаргон. Вы убили того человека, и присвоили его вещь себе. А Меволия помешала вам ею воспользоваться.</text:p>
      <text:p text:style-name="P2"><text:span text:style-name="T1">Фаргон молчал. Какого чёрта, ведь это его собственное сознание, он может контролировать всё, что </text:span><text:span text:style-name="T2">здесь</text:span><text:span text:style-name="T1"> происходит. </text:span><text:span text:style-name="T2">В</text:span><text:span text:style-name="T1"> том числе и тексты в книгах. С чего вдруг ему так к месту попадается этот эпизод из Гамлета? Однако, всё же, </text:span><text:span text:style-name="T2">он</text:span><text:span text:style-name="T1"> не смог до конца растолковать эти слова, а значит, у него, Фаргона, есть ещё возможность сделать </text:span><text:span text:style-name="T2">парня</text:span><text:span text:style-name="T1"> своим союзником. Опасно оставлять такого во врагах.</text:span></text:p>
      <text:p text:style-name="P2"><text:span text:style-name="T1">– Странно, с чего ты так вдруг доверяешь книгам, </text:span><text:span text:style-name="T2">- улыбнувшись, сказал он. -</text:span><text:span text:style-name="T1"> Причем, случайно выбранным.</text:span></text:p>
      <text:p text:style-name="P2"><text:span text:style-name="T1">– Я верю старым книгам, которые выдержали годы правки и переизданий, </text:span><text:span text:style-name="T2">много</text:span><text:span text:style-name="T1"> больше, чем людям, когда им нужно кого-то убедить в своей правоте.</text:span></text:p>
      <text:p text:style-name="P5">– То есть, ты считаешь, что я не прав?</text:p>
      <text:p text:style-name="P5"><text:soft-page-break/>– Я не об этом говорил, – Каге закрыл книгу и посмотрел на потрепанную обложку. – Но, отвечая на ваш вопрос: да я не доверяю вашим словам.</text:p>
      <text:p text:style-name="P5">– А почему?</text:p>
      <text:p text:style-name="P2"><text:span text:style-name="T1">– Вы никогда не отвечаете на </text:span><text:span text:style-name="T2">поставленный</text:span><text:span text:style-name="T1"> вопрос до конца, всё время приходится задавать наводящие вопросы. Вы дозируете информацию, надеясь таким образом скрыть как можно больше правды.</text:span></text:p>
      <text:p text:style-name="P5">Фаргон дернулся, но против логиков есть свои приёмы:</text:p>
      <text:p text:style-name="P5">– Чем докажешь?</text:p>
      <text:p text:style-name="P5">– У меня нет доказательств. Но это не мешает мне строить догадки.</text:p>
      <text:p text:style-name="P5">– Догадки, значит. Но на основе чего ты их строишь? Ты все же человек и подвластен эмоциям. Я понимаю, ты хочешь, чтобы твои близкие всегда были невинны, но ведь так невозможно. Надо рассматривать факты со всех сторон, не поддаваясь на провокации симпатий и антипатий. Только так ты сможешь понять, как тебе правильно поступить. Ты, конечно, можешь действовать бездумно, спонтанно, подвластно непостоянным желаниям сердца, но какой от этого будет прок, если ты, не разобравшись в деле до конца, наделаешь глупостей? Любить ближних – это благородно. Но, никогда любовью ты не оправдаешь опрометчивых поступков. Лучше ведь подумать и выбрать самый справедливый из всех существующих выходов, чем потом стать объектом мести. Ведь если ты убьёшь человека, правда перейдёт на сторону его близких, которые будут мстить. Разве не так?</text:p>
      <text:p text:style-name="P2"><text:span text:style-name="T1">Слова Фаргона действовали на Каге удручающе. Он тоже думал обо всем этом, но никак не нашел ответа: как поступить так, чтобы было и по справедливости, и по любви?</text:span><text:span text:style-name="T2"> И как понять, кто его обманывает, а кто искренен в своём бессилии?</text:span></text:p>
      <text:p text:style-name="P5">– Так, что там с убийством? Кого же вы убили?</text:p>
      <text:p text:style-name="P2"><text:span text:style-name="T1">Чертов мальчишка! Ничего на него не действует. Один раз уже получилось его смутить, но он вернулся к прежнему состоянию. Значит, надо продолжать бить туда же</text:span><text:span text:style-name="T2"> </text:span><text:span text:style-name="T1">без остановки.</text:span></text:p>
      <text:p text:style-name="P2"><text:span text:style-name="T1">– Твоя семья скрывает от тебя важнейшие факты. Рассказывала ли тебе когда-нибудь бабушка о своей молодости? Почему они жили в Дельте, и вдруг переехали в Умиполь? Что заставило их бежать? Не рассказывала, скорее всего. Может, она даже врала о том, что ничего не помнит? Оно и понятно: там было много чего тёмного, и она хочет это скрыть, чтобы твоя жизнь была незапятнанна её грехами. Почему она разошлась со своим любимым мужем, как только выдала замуж старшую дочь? Почему его новая жена не позволяет ему видеться с его прошлой семьёй? Более того: Меволия же не рассказывала, как она появилась на свет? Её отец, Александр Вайдер как-то очень быстро ушел из мира людей к себе на родину. Меволия знает, почему, но скрывает, потому что она обещала никому не рассказывать. Сильно бы ты удивился, узнав историю своей семьи в истинном свете. Знал ли ты, что у нас были </text:span><text:span text:style-name="T2">весьма </text:span><text:span text:style-name="T1">близкие отношения с твоей бабушкой? Да-да, конечно, обо мне ты услышал от Глории. И как же повела себя бабушка, услышав моё имя? Спроси как-нибудь, заглянув ей в глаза, о драконе, друге её молодости. Куда он делся, по какой причине и кто был виновником его гибели. </text:span></text:p>
      <text:p text:style-name="P2"><text:span text:style-name="T1">– Хватит! – </text:span><text:span text:style-name="T2">з</text:span><text:span text:style-name="T1">акричал Каге, вскочив. – Это всё не ваше дело!</text:span></text:p>
      <text:p text:style-name="P2"><text:span text:style-name="T1">– Как я и ожидал, – Фаргон наслаждался. Наконец-то </text:span><text:span text:style-name="T2">Акогама</text:span><text:span text:style-name="T1"> проявил эмоции. Он был в ярости,</text:span><text:span text:style-name="T2"> глаза сверкали, руки сжал в кулаки и был готов ударить, не разделяй их стол</text:span><text:span text:style-name="T1">. А ведь стоило только взять некоторые известные факты и задать в виде вопроса, приукрасив обличающими подробностями. – Неприятно тебе слышать такое о своей любимой семье. Но я ещё не закончил. Как ты думаешь, твой отец...</text:span></text:p>
      <text:p text:style-name="P5">– Заткнитесь! – прошипел Каге, – Не смейте говорить про него ничего плохого!</text:p>
      <text:p text:style-name="P2"><text:span text:style-name="T1">– </text:span><text:span text:style-name="T2">З</text:span><text:span text:style-name="T1">начит, его ты действительно любил?</text:span></text:p>
      <text:p text:style-name="P5">Фаргон чуть не откусил себе язык за такие сорвавшиеся слова. Каге хотел что-то ответить, но осекся. Зрачки в его глазах расширились, он прошептал, не сводя с взгляда с Фаргона:</text:p>
      <text:p text:style-name="P2"><text:soft-page-break/><text:span text:style-name="T1">– Если только ты впрямь любил когда-нибудь отца... – </text:span><text:span text:style-name="T2">о</text:span><text:span text:style-name="T1">н всё понял. – Зачем? Ему же и так оставалось мало жить!</text:span></text:p>
      <text:p text:style-name="P2"><text:span text:style-name="T1">– Я знал, – ответил Фаргон, даже не сдвинувшись с места. Обидно было упустить такой шанс. Однако, теперь ничто </text:span><text:span text:style-name="T2">ему</text:span><text:span text:style-name="T1"> не мешает действовать в полную силу</text:span><text:span text:style-name="T2">.</text:span><text:span text:style-name="T1"> – Ему было предначертано умереть молодым, и я просто исполнил его судьбу.</text:span></text:p>
      <text:p text:style-name="P2"><text:span text:style-name="T2">- Не смейте</text:span><text:span text:style-name="T1"> тако</text:span><text:span text:style-name="T2">го</text:span><text:span text:style-name="T1"> говорить!</text:span><text:span text:style-name="T2"> – только закричал он, и эт</text:span><text:span text:style-name="T1">им криком обида и горечь, которые делали </text:span><text:span text:style-name="T2">его</text:span><text:span text:style-name="T1"> беззащитным</text:span><text:span text:style-name="T2">,</text:span><text:span text:style-name="T1"> выплеснулись до конца, глаза погасли и исчезли эмоции. </text:span><text:span text:style-name="T2">Он</text:span><text:span text:style-name="T1"> снова был как за каменной стеной. Но, Фаргон знал: семена сомнения достигли доброй почвы его души, и теперь прорастут, подпитываемые осознанием несправедливости.</text:span></text:p>
      <text:p text:style-name="P2"><text:span text:style-name="T1">– Я вас самого убью</text:span><text:span text:style-name="T2">, </text:span><text:span text:style-name="T1">–</text:span><text:span text:style-name="T2"> тихо и спокойно проговорил Каге.</text:span></text:p>
      <text:p text:style-name="P5">– Что ж, ловлю тебя на слове, – Фаргон поднялся, взмахнул рукой – и библиотека сменилась на бесконечное поле, залитое водой. – Сразись со мной.</text:p>
      <text:p text:style-name="P5"/>
      <text:p text:style-name="P2"><text:span text:style-name="T1">Они стояли друг напротив друга на том же расстоянии, как их разделял стол. Фаргон протянул Каге японский меч в ножнах. Каге молча принял его и обнажил. "Что я делаю?", – подумал было он. Но, всё же встал в стойку: </text:span><text:span text:style-name="T2">правая рука под гардой, подушечка мизинца левой обнимает грань рукоятки. Меч лежит в кистях легко, вес тела распределён на всю площадь опоры, носок левой скользит по водной поверхности, готовый сорваться в рубящем ударе.</text:span><text:span text:style-name="T1"> Сейчас, во сне, он помн</text:span><text:span text:style-name="T2">ит</text:span><text:span text:style-name="T1"> всё, чему его в детстве учили на фехтовании. У Фаргона был такой же меч, он держал его в опущенной руке, лезвие касалось земли. </text:span><text:span text:style-name="T2">Стойка, означающая неготовность к сражению...</text:span></text:p>
      <text:p text:style-name="P5">Каге напал первым.</text:p>
      <text:p text:style-name="P2"><text:span text:style-name="T2">В плоскости удара, раскалывающего череп - </text:span><text:span text:style-name="T1"><text:s/>но меч Фаргона, разрубив тонкую пленку воды, </text:span><text:span text:style-name="T2">отбил</text:span><text:span text:style-name="T1"> </text:span><text:span text:style-name="T2">удар. </text:span><text:span text:style-name="T1">Каге принял движение, </text:span><text:span text:style-name="T2">рубанул боковым ударом по открытой печени</text:span><text:span text:style-name="T1">. Фаргон ножнами отбил </text:span><text:span text:style-name="T2">и</text:span><text:span text:style-name="T1"> этот удар. Ножны разлетелись на две половинки, </text:span><text:span text:style-name="T2">Ф</text:span><text:span text:style-name="T1">аргон разверну</text:span><text:span text:style-name="T2">лся</text:span><text:span text:style-name="T1"> и напа</text:span><text:span text:style-name="T2">л</text:span><text:span text:style-name="T1"> сзади. Однако, он не стал атаковать. Каге наугад ткнул назад. Промахнулся. Фаргон схватил его меч рукой.</text:span></text:p>
      <text:p text:style-name="P5">– Как-то слабо ты. Я думал, ты будешь сражаться более яростно. Я же как-никак убил твоего отца.</text:p>
      <text:p text:style-name="P5">Каге дернул меч, но Фаргон успел разжать ладонь.</text:p>
      <text:p text:style-name="P2"><text:span text:style-name="T1">Каге развернулся и отошел на пару шагов назад. Перехватил меч поудобнее и снова кинулся в атаку. Фаргон принимал его удары, но либо уворачивался, либо лениво отбивался, но никогда не атаковал сам. Поле было бесконечным, и Каге мог бесконечно теснить Фаргона, а Фаргон – бесконечно отступать. Через некоторое время однообразие драки отрезвило </text:span><text:span text:style-name="T2">его</text:span><text:span text:style-name="T1">, и он, продолжая механически атаковать, задумался: "Мой отец не совершал ничего такого, за что можно было убить. Хотя, я говорю "не совершал" исходя лишь из того, что я знаю. Но нет! Я не хочу даже думать о нём плохо". Движен</text:span><text:span text:style-name="T2">ия его </text:span><text:span text:style-name="T1">стали совсем </text:span><text:span text:style-name="T2">однообразны</text:span><text:span text:style-name="T1">, </text:span><text:span text:style-name="T2">словно он выполнял упражнение. Д</text:span><text:span text:style-name="T1">аже </text:span><text:span text:style-name="T2">новичок</text:span><text:span text:style-name="T1"> мог бы </text:span><text:span text:style-name="T2">любым непредсказуемым движением убить его</text:span><text:span text:style-name="T1">. "Возможно, здесь нет его вины, просто... Так получилось. Но разве можно просто так взять и беспричинно убить человека? Можно. Но, если всё же... Если Фаргон прав, и предсказывалась именно такая смерть – быть убитым, ничего не совершая? Потому что я верю, что он ничего не совершал. А с чего я так верю? Что я будет делать, если действительно окажется... Закрою глаза или... Или что?" Фаргону надоело однообразие поединка, и он не стал уклоняться от очередного удара, а сделал выпад снизу, и </text:span><text:span text:style-name="T2">рукояткой</text:span><text:span text:style-name="T1"> выбил у Каге меч из рук. Меч пролетел через его голову, Каге </text:span><text:span text:style-name="T2">едва успел дёрнуться в сторону, чтобы не налететь на </text:span><text:span text:style-name="T2">меч Фарогна. Развернулся, под</text:span><text:span text:style-name="T1">хватил уроненный меч и отбил удар сверху. Продолжая отжимать меч Фаргона, поднялся, резко развернулся и ударил сбоку. Фаргон не успел </text:span><text:span text:style-name="T1">поднять меч, блокировал удар рукой – она оказалась твердой как сталь, только рукав плаща порезало. "И с чего я верю Рюноске?" – Каге отбил удар снизу, – "Почему я вообще решил, что кольцо связано с его памятью?" – атаковал <text:s/>справа, <text:s/>– "Я же просто </text:span><text:soft-page-break/><text:span text:style-name="T1">имею два совпавших по времени события. А это ещё не означает реальной связи", – увернулся от выпада сбоку, отрезало прядь волос, – "Может, он меня обманывает, используя свою беспомощность чтобы завоевать моё доверие. Хотя, какая разница? Пусть делает что хочет", – Фаргон теснил его, Каге отступал, – "Мне-то что с этого? Чего, я собственно, добиваюсь? Ничего. Я просто захотел исследовать вещь, попавшую в мои руки. Но, это желание – от нечего делать. И этот наш поединок – бессмысленный". С этой мыслью Каге остановился и опустил меч.</text:span></text:p>
      <text:p text:style-name="P5">– Что, уже всё? Быстро же ты отходишь, – разочарованно сказал Фаргон.</text:p>
      <text:p text:style-name="P5">– Сейчас мы не можем нанести друг другу никакого физического вреда, поэтому этот поединок не имеет смысла.</text:p>
      <text:p text:style-name="P5">– То есть, имеет смысл, когда после поединка остается только один?</text:p>
      <text:p text:style-name="P5">Каге не знал, что на это ответить. </text:p>
      <text:p text:style-name="P5">– Ну как, подумал насчет убийства? Не пришло ли тебе в голову, что, возможно, у меня были причины так поступить?</text:p>
      <text:p text:style-name="P5">– Убийство нельзя оправдать. Я ухожу. Если хотите – можем продолжить этот разговор в реальном мире. Только в том случае, если вы придете лично.</text:p>
      <text:p text:style-name="P2"><text:span text:style-name="T1">– Вот как ты считаешь? </text:span><text:span text:style-name="T2">- протянул Фаргон. -</text:span><text:span text:style-name="T1"> Ну, тогда твоё убийство тоже никто не будет оправдывать.</text:span></text:p>
      <text:p text:style-name="P3">Каге повернулся к нему:</text:p>
      <text:p text:style-name="P5">– Что вы имеете в виду?</text:p>
      <text:p text:style-name="P2"><text:span text:style-name="T1">– То, что я собирался договориться с тобой. Но, ты не хочешь договариваться, ты хочешь лишь спорить и </text:span><text:span text:style-name="T2">п</text:span><text:span text:style-name="T1">оказать свое недоверие окружающему миру. Сколько же твоих близких придётся убить, прежде чем ты поубавишь спесь?</text:span></text:p>
      <text:p text:style-name="P5">– Что?!</text:p>
      <text:p text:style-name="P5">– Я убил твоего отца, а ты всё ещё не понял, что я – сила, с которой приходится считаться. Придётся убить ещё кого-нибудь. С кого же мне начать? С мамы, с бабушки? Или с сестер? Тех, что не родные, <text:s/>а всего лишь двоюродные, но тем не менее дороги тебе?</text:p>
      <text:p text:style-name="P2"><text:span text:style-name="T1">– Вы... – Каге обеими руками сжал рукоятку меча</text:span><text:span text:style-name="T2">.</text:span><text:span text:style-name="T1"> – Вы не посмеете тронуть никого из них!</text:span></text:p>
      <text:p text:style-name="P5">– А кто мне запретит?</text:p>
      <text:p text:style-name="P2"><text:span text:style-name="T1">Каге кинулся на него, но Фаргон отпустил </text:span><text:span text:style-name="T2">оружие</text:span><text:span text:style-name="T1">, он</text:span><text:span text:style-name="T2">о</text:span><text:span text:style-name="T1"> с плеском и звоном ударил</text:span><text:span text:style-name="T2">о</text:span><text:span text:style-name="T1">с</text:span><text:span text:style-name="T2">ь</text:span><text:span text:style-name="T1"> о землю. Каге среагировать не успел – его меч посвистел в пустоте, а Фаргон, извернувшись, ткнул рукой незащищённую грудь. Пальцы проткнули плоть. Фаргон толкнул рукой – и прижал Каге спиной к чему-то вертикально твердому, ладонь по середину вошла в тело.</text:span></text:p>
      <text:p text:style-name="P5">– Вот видишь, ты и сам готов идти убивать, – он дёрнул и вырвал сердце.</text:p>
      <text:p text:style-name="P5"/>
      <text:p text:style-name="P2"><text:span text:style-name="T1">– Ну всё, теперь </text:span><text:span text:style-name="T2">успокоился</text:span><text:span text:style-name="T1">?</text:span></text:p>
      <text:p text:style-name="P5">Снова вернулась тьма без верха и низа. Каге сполз на несуществующий пол по невидимой стенке. Кровь ровной лужицей растекалась по плоскости.</text:p>
      <text:p text:style-name="P5"><text:s/>– Теперь слушай меня. Прекрати встревать в мои дела и мешать моим планам. Мало того, что ты присвоил себе мою вещь; помешал мне, когда я был почти у цели; так ещё и пришел сюда узнал то, чего знать не следовало. Думаешь, я тебя теперь отпущу? Нет, ты останешься здесь, пока не перестанешь верить, что происходящее – сон. Тогда ты умрёшь, и не сможешь мне больше перечить. И это не я убью тебя, а ты сам. А я заберу кольцо у твоего трупа. И не думай, что дело обойдется только тобой. Я убью всех, кто когда-то вставал на моём пути. Я вырежу всю твою семью, не оставлю ни одного потомка, чтобы никто больше не смел мешать мне.</text:p>
      <text:p text:style-name="P5">Он развернулся и ушел, а Каге остался один.</text:p>
      <text:p text:style-name="P3"/>
      <text:p text:style-name="P2"><text:soft-page-break/><text:span text:style-name="T1">Темнота постепенно посветлела обратно в библиотеку. Каге сидел в каком-то </text:span><text:span text:style-name="T2">из </text:span><text:span text:style-name="T1">узк</text:span><text:span text:style-name="T2">их</text:span><text:span text:style-name="T1"> проходов, прислонившись к стеллажу. На пол натекло уже достаточно крови. Каге подумал было, что испачкал книги, но вспомнил, что </text:span><text:span text:style-name="T2">это сон</text:span><text:span text:style-name="T1">, и поэтому неважно. "Интересно, каким это образом я могу умереть от того, что забуду где нахожусь? – подумал он</text:span><text:span text:style-name="T2">.</text:span><text:span text:style-name="T1"> – Я могу забыть проснуться, и умру потери сил, но это произойдет нескоро, и меня разбудят, если я слишком долго задержусь". Рана не болела, будто её и не было, но кровь текла ручьём, да и </text:span><text:span text:style-name="T2">мёртвому телу</text:span><text:span text:style-name="T1"> было как-то неуютно. Возникло ощущение</text:span><text:span text:style-name="T2">, будто всё это уже когда-то было</text:span><text:span text:style-name="T1">. Говорят, такое ощущение возникает, когда происходит то, что уже видел во сне. Но ведь, он сейчас во сне, значит, этому ещё предстоит сбыться? "Надо запомнить, что Фаргон бьёт в сердце", – подумал он. Странно, слова Фаргона о том, что он сделает с его семьёй, Каге совсем не задели. Интересно, связанно это с потерей сердца? Хотя, это даже к лучшему. Излишние эмоции, как оказалось, ужасно мешают. Зачем он вообще полез в драку? Непонятно. Надо было просто уйти в тот момент, когда он выяснил всё, что надо было. А что вообще он пришел выяснять? Он хотел получить какую-то информацию для размышлений. Но вот какую – не продумал. Тогда, зачем шел? Потому что спорил с бабушкой, и она, в конце концов, уговорила его.</text:span></text:p>
      <text:p text:style-name="P2"><text:span text:style-name="T1">– Да чтобы я ещё раз сделал что-то по велению </text:span><text:span text:style-name="T2">чувств</text:span><text:span text:style-name="T1">! – </text:span><text:span text:style-name="T2">к</text:span><text:span text:style-name="T1">рикнул он в пустоту. Легче от этого не стало. Наоборот, ещё горше. Стать бездушным – это вообще, очень грустно. Но, в нынешних условиях ничего лучше не приду</text:span><text:span text:style-name="T2">маешь</text:span><text:span text:style-name="T1">. Сейчас он должен думать, продумывать всё своими мозгами, а сердце и эмоции оставить при себе.</text:span></text:p>
      <text:p text:style-name="P2"><text:span text:style-name="T1">– Головой надо думать, – пробурчал он, и тут же на эту самую голову с верхней полки упала небольшая книжка, но ударила больно и шлепнулась в лужицу крови. Каге поднял её. Тонкая, твердая обложка оклеена непрозрачной глянцевой плёнкой, поэтому </text:span><text:span text:style-name="T2">не</text:span><text:span text:style-name="T1"> испачкалась. Но, сквозь </text:span><text:span text:style-name="T2">плёнку</text:span><text:span text:style-name="T1"> видно, что корешок и углы обиты железом. Вот, почему так больно. Каге потер ушиб – до крови. Но, неважно. Он раскрыл книгу. Плотная бумага, чёткая печать. На форзаце – только название, "Смерть поэта". Ни автора, ни года издания, ни каких-либо комментариев. "Причём здесь?" – подумал он. Однако </text:span><text:span text:style-name="T2">в этом мире</text:span><text:span text:style-name="T1"> книги просто так на голову не падают. Не ожидая ничего определённого, Каге открыл страницу наугад и принялся читать. </text:span></text:p>
      <text:p text:style-name="P5"/>
      <text:p text:style-name="P6"/>
      <text:p text:style-name="P2"><text:span text:style-name="T1">В тот вечер в парке снова играла та группа. Трое: соло-гитарист, басист и ударник. Все молодые, каждому из них не больше тридцати. Их можно было встретить в разных местах. И </text:span><text:span text:style-name="T2">на сцене, и клубах, и на праздниках по заказу</text:span><text:span text:style-name="T1">. Сейчас и в ближайшие три дня они играли на открытом воздухе в парке. Меня не интересовала их игра, но надо признаться, играли они замечательно, вкладывая всю душу в музыку, но при этом не переигрывая. Лидером группы был соло-гитарист, это сразу было видно. Именно он задавал мелодию, а остальные поддерживали и дополняли её. Но его сольная партия не перекрывала ни басовую, ни ударную. Все три шли вместе, сливаясь в единую гармоничную мелодию. Да, гармония – вот слово, которое сполна описывало соло-гитариста. Гармония была смыслом его жизни, и во все, с чем ему приходилось сталкиваться, он старался принести гармонию. Особенно в свою семью. Этот человек был нужен мне для осуществления моего плана.</text:span></text:p>
      <text:p text:style-name="P7">Я искал, как заполучить Меволию обратно. Я задыхался, она была нужна мне как воздух. А может, мне нужна была Магнетт, не знал я тогда точно. Но, найди я одну - тут же бы вышел на другую. Эти двое стали близкими подругами. Но Магнетт я не знал где искать. Она всегда так исчезала, не сказав ни слова и всегда возвращалась, не предупредив. Может, она была нужна была мне больше - но начал я с Меволии. Ведь, досаждая ей, мог свести кое-какие старые счеты.</text:p>
      <text:p text:style-name="P2"><text:span text:style-name="T1">Сама по себе Меволия беззащитна, она не умеет </text:span><text:span text:style-name="T2">по</text:span><text:span text:style-name="T1">стоять за себя, и всё время полагается на других. Если с её семьёй, тем единственным счастьем, что </text:span><text:span text:style-name="T2">у неё</text:span><text:span text:style-name="T1"> осталось, что-то случится – побежит </text:span><text:span text:style-name="T2">ли она</text:span><text:span text:style-name="T1"> к Магнетт просить защиты? </text:span><text:span text:style-name="T2">Возможно. И если это так </text:span><text:soft-page-break/><text:span text:style-name="T2">- </text:span><text:span text:style-name="T1">тем самым </text:span><text:span text:style-name="T2">она</text:span><text:span text:style-name="T1"> приведет </text:span><text:span text:style-name="T2">её</text:span><text:span text:style-name="T1"> ко мне. Что больше всего её напугает? Если в её семье окажется предатель, работающий на меня – вот что. Своим детям она доверяет. Мужу тоже. Но вот тем, кто пришёл со стороны – нет, пусть и не признаётся себе в этом. Уже тогда я выбрал мужа её дочери. И теперь вижу, что завербовать его не сложно: достаточно лишь разрушить его гармонию – и он будет желать только одного: восстановить её. Я предложу ему помощь – и он будет зависеть от неё, и окажется в моей власти, и будет делать то, что я ему прикажу.</text:span></text:p>
      <text:p text:style-name="P2"><text:span text:style-name="T1">Что может сломить гармонию? Да что угодно. Я выбрал медленный яд, но вводил его ежедневно. Ночные кошмары. Люди творчества, как он, сильно зависят от грёз и того, что увидят в иной реальности. Во сне</text:span><text:span text:style-name="T2"> люди</text:span><text:span text:style-name="T1"> вид</text:span><text:span text:style-name="T2">ят</text:span><text:span text:style-name="T1"> другую сторону работы</text:span><text:span text:style-name="T2"> их</text:span><text:span text:style-name="T1"> сознания, но я осторожно подменил. Теперь во сне он будет видеть олицетворения его потаённых страхов. И никто не сможет снять это заклятье, кроме меня. Но, даже я не буду его снимать – а только выключать на время. На сколько же тебя хватит?</text:span></text:p>
      <text:p text:style-name="P5">Три дня я наблюдал за ним, и как мне казалось, дело двигалось медленно. На четвертый день я подошел поговорить с ним, чтобы беседой усилить разрушающее действие снов. На качество игры, как я заметил, моё вмешательство вообще не повлияло.</text:p>
      <text:p text:style-name="P2"><text:span text:style-name="T1">Он курил, подолгу затягиваясь и задумчиво смотря в небо</text:span><text:span text:style-name="T2">. </text:span><text:span text:style-name="T1">Раньше он не курил, и это был хороший знак. Он нервничал и пытался освободиться от обладающих им плохих мыслей.</text:span></text:p>
      <text:p text:style-name="P2"><text:span text:style-name="T1">– Я всё никак не могу дописать одну песню, – признался он мне</text:span><text:span text:style-name="T2">.</text:span><text:span text:style-name="T1"> – Никак не подобрать слова в конец второго, соединяющего куплета. Обидно: уже почти всё написано, но из-за этой строчки всё летит прахом. Другие бы мне сказали: оставь, что одна строчка, но я так не могу. Я спою эту песню только когда она будет мне нравится целиком и полностью, – он потушил и выбросил окурок. – А вы никогда не пробовали писать стихи?</text:span></text:p>
      <text:p text:style-name="P2"><text:span text:style-name="T1">– Нет, – ответил я, – </text:span><text:span text:style-name="T2">я</text:span><text:span text:style-name="T1"> предпочитаю другой вид творчества.</text:span></text:p>
      <text:p text:style-name="P5">Я ждал, пока он задаст мне наводящий вопрос "какой же", но так и <text:s/>не дождался, поэтому сказал так:</text:p>
      <text:p text:style-name="P5">– Я изучаю людские души и эмоции, а так же их причины.</text:p>
      <text:p text:style-name="P5">– Вы философ? Или психолог?</text:p>
      <text:p text:style-name="P2"><text:span text:style-name="T1">– И то, и то, я бы сказал. Я не делаю </text:span><text:span text:style-name="T2">из этого </text:span><text:span text:style-name="T1">никакой работы, а </text:span><text:span text:style-name="T2">смотрю</text:span><text:span text:style-name="T1"> чисто для собственного удовольствия.</text:span></text:p>
      <text:p text:style-name="P2"><text:span text:style-name="T1">Я никак не мог понять этого человека. Вроде бы, вот: равновесие его души держится на волоске, чуть качнуть – и он летит в пропасть. </text:span><text:span text:style-name="T2">А</text:span><text:span text:style-name="T1"> посмотришь – и он снова твёрдо стоит на ногах. За эти три дня я внимательно изучил его.</text:span><text:span text:style-name="T2"> Проклятье передалось ему от жены, но, едва нашло, в чем проявиться. Мелочь какая-то несущественная. Более того, е</text:span><text:span text:style-name="T1">му осталось жить совсем немного, от силы – год-два. И он это знал. Это должно было омрачать его гармонию, но почему-то этого не происходило. Он как-то светло относился к факту сво</text:span><text:span text:style-name="T2">е</text:span><text:span text:style-name="T1">й скорой смерти. Почему? Вернее, как? Ведь смерть – это то, чего страшится все живое, </text:span><text:span text:style-name="T2">просто</text:span><text:span text:style-name="T1"> невозможно её не бояться. А он не боялся...</text:span></text:p>
      <text:p text:style-name="P5">Здесь я немного пропущу наш разговор, перейдя прямо к его сути - к тем фразам, что побудили меня сделать то, что я сделал.</text:p>
      <text:p text:style-name="P5">– Ваши сны вещие. То, что подряд несколько дней вам снится, как погибают ваши близкие – означает, что кто-то из них в опасности. Вам нужна помощь знающего человека, чтобы он превратил беду.</text:p>
      <text:p text:style-name="P2"><text:span text:style-name="T1">– Да ну? - </text:span><text:span text:style-name="T2">проговорил он в ответ. -</text:span><text:span text:style-name="T1"> </text:span><text:span text:style-name="T2">Н</text:span><text:span text:style-name="T1">е верю</text:span><text:span text:style-name="T2"> я</text:span><text:span text:style-name="T1"> в это.</text:span></text:p>
      <text:p text:style-name="P2"><text:span text:style-name="T1">– Не стоит так категорично относиться к </text:span><text:span text:style-name="T2">вещам иной природы. Много чего существует за гранью нашего обыденного понимания...</text:span></text:p>
      <text:p text:style-name="P3">Он усмехнулся.</text:p>
      <text:p text:style-name="P2"><text:span text:style-name="T1">– Знаете, моя тёща – ведьма, </text:span><text:span text:style-name="T2">а</text:span><text:span text:style-name="T1"> жена – алхимик, и использует свои умения в работе. </text:span><text:span text:style-name="T2">Так что, здесь у меня всё нормально.</text:span><text:span text:style-name="T1"> Я </text:span><text:span text:style-name="T2">о другом.</text:span><text:span text:style-name="T1"> </text:span><text:span text:style-name="T2">К тому</text:span><text:span text:style-name="T1">, что всего не предотвратишь. И </text:span><text:soft-page-break/><text:span text:style-name="T1">неважно, как мы будем действовать: реальными методами, или </text:span><text:span text:style-name="T2">нереальными</text:span><text:span text:style-name="T1">. Лучше взглянуть в лицо судьбе и принять её вызов, чем вечно убегать, </text:span><text:span text:style-name="T2">прятаться, закрываться...</text:span></text:p>
      <text:p text:style-name="P5">– Хорошо вот так мирно рассуждать. А что вы будете делать, если и в самом деле что-то случится?</text:p>
      <text:p text:style-name="P2"><text:span text:style-name="T1">– Я же говорю, – он достал и закурил ещё одну сигарету</text:span><text:span text:style-name="T2">.</text:span><text:span text:style-name="T1"> – Я приму вызов судьбы.</text:span></text:p>
      <text:p text:style-name="P5">– И как же? Разве у вас есть способ защитить то, что вам дорого? Если жизнь вашей жены или вашего сына окажется под угрозой, вы сможете хоть что-то сделать?</text:p>
      <text:p text:style-name="P5">– Смогу, – ответил он мне. – Даже если мне придётся с того света вернуться.</text:p>
      <text:p text:style-name="P5">Очень хотелось поймать его на слове, и проверить на деле, вернётся он или нет. Но, не сейчас. Сейчас он мне нужен был живым. Во всяком случае, так я желал.</text:p>
      <text:p text:style-name="P2"><text:span text:style-name="T1">– Что ж, было интересно с вами поговорить, до свидания, – я повернулся, чтобы уходить. Видимо, действительно, слишком рано, </text:span><text:span text:style-name="T2">Ч</text:span><text:span text:style-name="T1">тобы сломить этого человека, потребуется ещё пара дней.</text:span></text:p>
      <text:p text:style-name="P2"><text:span text:style-name="T1">– Стойте, – сказал он негромко. Не знаю, почему, но я не смог ослушаться</text:span><text:span text:style-name="T2"> его приказа</text:span><text:span text:style-name="T1">, и остановился. Он подошел ко мне и посмотрел прямо в глаза. Было невыносимо мучительно выдерживать эти два зелёных огня, в которых отражалась его душа. Такая чистая, такая светлая. Горящая.</text:span><text:span text:style-name="T2"> Как же хотел я тогда вкусить этой души.</text:span></text:p>
      <text:p text:style-name="P2"><text:span text:style-name="T1">– Вы – тот самый человек, не так ли? – </text:span><text:span text:style-name="T2">с</text:span><text:span text:style-name="T1">казал он. Не знаю, </text:span><text:span text:style-name="T2">как -</text:span><text:span text:style-name="T1"> но я понял: он знает, кто я такой</text:span><text:span text:style-name="T2">, и каковы мои мотивы.</text:span><text:span text:style-name="T1"> Но как,</text:span><text:span text:style-name="T2"> откуда, кто ему сказал, как узнал он меня</text:span><text:span text:style-name="T1">?</text:span></text:p>
      <text:p text:style-name="P2"><text:span text:style-name="T1">– О чём вы? – </text:span><text:span text:style-name="T2">е</text:span><text:span text:style-name="T1">щё пытался я вывернуться.</text:span></text:p>
      <text:p text:style-name="P2"><text:span text:style-name="T1">– Дед моей жены предупреждал меня, что однажды вы появитесь. </text:span><text:span text:style-name="T2">Сказал, что придёт и будет искать...</text:span><text:span text:style-name="T1"> Так вот, – он почему-то улыбнулся, и эта улыбка была странной. Так улыбаются те, кого за то, что они считают "правдой", ведут убивать. Следующие слова он произнёс нарочито медленно и чётко, и они навсегда отпечатались в моей памяти: – Даже через мой труп вам не причинить им вреда. Я не знаю, что произошло, я не знаю, кто прав, кто виноват - но я буду защищать свою семью ценой своей жизни, и даже больше.</text:span></text:p>
      <text:p text:style-name="P2"><text:span text:style-name="T2">П</text:span><text:span text:style-name="T1">осле этих слов я </text:span><text:span text:style-name="T2">и</text:span><text:span text:style-name="T1"> убил его. Глупая привычка цепляться к словам, но тогда я не мог ничего с собой поделать. Он пытался противостоять мне, и он озвучил желание умереть. </text:span><text:span text:style-name="T2">Я</text:span><text:span text:style-name="T1"> просто не мог оставить его в живых. Но вот, что странно, что я до сих пор не могу понять: смертельное заклинание должно было подействовать только через сутки. Почему же я не вернулся и не снял его, когда остыл? Неужели боялся снова встретиться с пронзительным обличающим огнём его глаз? И что совсем не поддаётся объяснению: действительно, после этого я не мог даже подумать о его семье, не то, чтобы строить планы относительно неё. Тогда, я понял, что означали последние его слова</text:span><text:span text:style-name="T2">:</text:span><text:span text:style-name="T1"> "ценой своей жизни и даже больше".</text:span></text:p>
      <text:p text:style-name="P5"/>
      <text:p text:style-name="P3"/>
      <text:p text:style-name="P5">"Неважно, кто прав, кто виноват", – Каге повторил про себя эти слова. Немыслимо, невозможно. Разве можно так действовать – не обдумав сперва всего, а так, спонтанно? Выразить желание защитить свою семью, быть убитым за один лишь факт озвучивания этого желания, и... исполнить его?</text:p>
      <text:p text:style-name="P2"><text:span text:style-name="T1">Странное иррациональное чувство зашевелилось где-то в области дыры в груди. </text:span><text:span text:style-name="T2">Какая глупая смерть. Какая... непонятная, необдуманная, несправедливая, ни за что, бесценная. Бесценная - это же слово значит что-то положительное, нет? Но то, что он только что узнал никак не может быть положительным! В чём был смысл всего этого? В </text:span><text:span text:style-name="T2">чём выгода его, зачем он так сделал? Один-два года... Для кого-то это ничтожно мало - но он бы успел за это время сделать всё! Когда что-то и так несправедливо маленькое, зачем отнимать ещё? Он же не знал что делает. Он ничто не рассчитывал, не оценивал, </text:span><text:span text:style-name="T2">не раздумывал и не примерял. Он просто просто настолько захотел защитить - что его спонтанное желание исполнилось. Но так же не бывает! С</text:span><text:span text:style-name="T1">ейчас Фаргон вернулся и снова </text:span><text:soft-page-break/><text:span text:style-name="T1">угрожает. </text:span><text:span text:style-name="T2">Всё снова и снова, и снова, и снова, и ничего не сделаешь против него. </text:span><text:span text:style-name="T1">Не значит ли это, что теперь ему </text:span><text:span text:style-name="T2">уже</text:span><text:span text:style-name="T1"> надо идти защищаться? "</text:span><text:span text:style-name="T2">Я не мог подумать чтобы к кому-нибудь из них подойти", - так ведь было? Но он снова здесь. Но теперь всё немного по-другому. Теперь он не ребёнок, который не знает что творится в мире взрослых. Он вырос за эти года и кое-что узнал. Он встанет и пойдёт бороться против него. Но <text:s/>чем?</text:span><text:span text:style-name="T1"> </text:span><text:span text:style-name="T2">Даже ценой смерти Фаргона не остановить – он придет снова. И теперь ответственность за жизни семьи перешла на него. Почему именно он? Но, если не он – то кого же?</text:span></text:p>
      <text:p text:style-name="P2"><text:span text:style-name="T2">Каге обеими руками прижал книгу к окровавленной груди. Всё время, пока он читал, отец будто живой стоял перед ним. Воспоминания будили чувства: годами подавляемая тоска снова стала набирать объём, приобретать форму, искать путь вырваться наружу, чтобы сковать разум. "Я просто не хочу, чтобы ещё кто-нибудь умер", </text:span><text:span text:style-name="T1">–</text:span><text:span text:style-name="T2"> сказал он книге. Кровь из груди стекала по обложке, затекала в обрез и багровым пятном расплывалась по страницам. "Я хочу защитить их всех от любого зла, которое им угрожает. Но, я не знаю, как это сделать, потому что я бессилен против него". И, на это признание книга вдруг ответила теплом в душе. Это было странно </text:span><text:span text:style-name="T1">–</text:span><text:span text:style-name="T2"> потому что души-то у него сейчас не было. И, непонятно почему, но он понимал, что тепло исходит именно от книги. Будто это и не книга вовсе, а кто-то родной и бесконечно близкий….</text:span></text:p>
      <text:p text:style-name="P2"><text:span text:style-name="T2">Каге поднялся на ноги, и сжимая книгу в руках, </text:span><text:span text:style-name="T1">пошел </text:span><text:span text:style-name="T2">сам не зная куда</text:span><text:span text:style-name="T1">. Сейчас он хотел только одного – вернуть своё сердце и выйти из этого сна. </text:span><text:span text:style-name="T2">В реальный мир, чтобы начать действовать и закончить то, что бессознательно, на одних догадках, но с успехом начал отец. </text:span><text:span text:style-name="T1">Вскоре он увидел Фаргона. Тот стоял в тёмном углу, и в поднятой руке сжимал истекающий кровью комок. Увидев Каге, он улыбнулся:</text:span></text:p>
      <text:p text:style-name="P5">– Что, подумал и решил ко мне присоединиться?</text:p>
      <text:p text:style-name="P2"><text:span text:style-name="T1">Каге протянул руку и дотронулся до сердца. О</text:span><text:span text:style-name="T2">т прикосновения оно</text:span><text:span text:style-name="T1"> загорелось. Огнём Фаргону опалило ладонь, он разжал пальцы и уронил сердце на землю. От него за</text:span><text:span text:style-name="T2">жглись бумаги на полу</text:span><text:span text:style-name="T1">.</text:span><text:span text:style-name="T2"> С пола огонь перекинулся стены, полки, разросся, заполнил всё пространство вокруг.</text:span><text:span text:style-name="T1"> С треском </text:span><text:span text:style-name="T2">развернулись книги</text:span><text:span text:style-name="T1">, </text:span><text:span text:style-name="T2">зашуршала отслоившаяся краска, по</text:span><text:span text:style-name="T1">лопалась кожа обложек.</text:span><text:span text:style-name="T2"> </text:span><text:span text:style-name="T1">Поднялся ветер, </text:span><text:span text:style-name="T2">раз</text:span><text:span text:style-name="T1">метал искры, пепел и горящие </text:span><text:span text:style-name="T2">клочки бумаги</text:span><text:span text:style-name="T1">. </text:span><text:span text:style-name="T2">Каге наклонился и поднял сердце с пола. </text:span><text:span text:style-name="T1">Капли крови блестел</text:span><text:span text:style-name="T2">и, стекая по ладони.</text:span><text:span text:style-name="T1"> </text:span><text:span text:style-name="T2">Он </text:span><text:span text:style-name="T1">повернул руку – и увидел, что всё это время на нём было кольцо. </text:span><text:span text:style-name="T2">Б</text:span><text:span text:style-name="T1">лики огня проникали в алмаз, многократно отражались от внутренних граней, тепло-рыжим цветом выходили по всей поверхности камня.</text:span><text:span text:style-name="T2"> Сердце в его руках горело. Охваченное со всех сторон переливающейся плазмой, оно оставалось целым и нетленным. Каге осторожно вложил горящий комок себе в грудь – и тело согрелось его теплом. Мир сгорел дотла – и только книга в его руках осталась.</text:span></text:p>
      <text:p text:style-name="P3"/>
      <text:p text:style-name="P3"/>
      <text:p text:style-name="P3"/>
      <text:p text:style-name="P2"><text:span text:style-name="T2">Пробуждение было резким и непредсказуемым. </text:span><text:span text:style-name="T1">Видение</text:span><text:span text:style-name="T2"> быстро</text:span><text:span text:style-name="T1"> </text:span><text:span text:style-name="T2">по</text:span><text:span text:style-name="T1">теряло свою яркость и объём, </text:span><text:span text:style-name="T2">и осело в памяти</text:span><text:span text:style-name="T1"> как </text:span><text:span text:style-name="T2">эфемерный</text:span><text:span text:style-name="T1"> сон, </text:span><text:span text:style-name="T2">что</text:span><text:span text:style-name="T1"> вскоре забывается. </text:span><text:span text:style-name="T2">Каге</text:span><text:span text:style-name="T1"> поднялся</text:span><text:span text:style-name="T2"> на кровати,</text:span><text:span text:style-name="T1"> и увидел, что </text:span><text:span text:style-name="T2">напротив него</text:span><text:span text:style-name="T1"> сидит Рюноске.</text:span></text:p>
      <text:p text:style-name="P2"><text:span text:style-name="T1">- </text:span><text:span text:style-name="T2">Почему мне ничего не сказал? - сказал он с укоризной.</text:span></text:p>
      <text:p text:style-name="P2"><text:span text:style-name="T2">- Тебе-то зачем?</text:span><text:span text:style-name="T1"> </text:span></text:p>
      <text:p text:style-name="P2"><text:span text:style-name="T1"><text:s/>Каге вдруг </text:span><text:span text:style-name="T2">вспомнил</text:span><text:span text:style-name="T1">,</text:span><text:span text:style-name="T2"> </text:span><text:span text:style-name="T1">зачем приходил: узнать, за что Фаргон так гоняется за ними.</text:span><text:span text:style-name="T2"> Это он как раз и забыл спросить.</text:span><text:span text:style-name="T1"> </text:span><text:span text:style-name="T2">У</text:span><text:span text:style-name="T1">знал только про проклятье и про смерть отца. Правда, он ещё получил решимость действовать, что немало.</text:span></text:p>
      <text:p text:style-name="P2"><text:span text:style-name="T1">- </text:span><text:span text:style-name="T2">А если бы с тобой что-то случилось? Это, знаешь ли, опасно — заваливаться во сны всяким непонятным маньякам.</text:span></text:p>
      <text:p text:style-name="P3">- Ты-то с чего решил, что он маньяк? - Каге подошел к столу и присел рядом с бабушкой. <text:s/>Как проснувшись от обычного сна, он не сразу влился в окружающую среду. Свет резал глаза и <text:s/>хотелось откинуться на подушку и доспать, только без сновидений.</text:p>
      <text:p text:style-name="P3">- Он меня отругал, - сказала Меволия, наливая ему чая.</text:p>
      <text:p text:style-name="P3"><text:soft-page-break/>- Кто? Рюноске?</text:p>
      <text:p text:style-name="P3">- Мелли, ты сама сказала, что не смогла бы его вытащить, если бы его силой там удерживали. Как ты с таким подходом вообще могла его туда отпустить?</text:p>
      <text:p text:style-name="P2"><text:span text:style-name="T1">- </text:span><text:span text:style-name="T2">Прости... Я как-то недооценила всего...</text:span></text:p>
      <text:p text:style-name="P4">Сон оставил после себя странный осадок: горькое отчаяние, через которое ярким цветом пробивается что-то доброе. Но это был лишь осадок – тень на настроение, что внезапно вспыхивает в памяти, и ускользает прежде чем её удается хоть как-то зафиксировать. Однако все данные, что он узнал, отпечатались в памяти с точностью до слов – и записки, и разговор, и текст книги...</text:p>
      <text:p text:style-name="P4">- Но ладно, в конце концов, самого худшего не случилось, - сказал Рюноске. - Он, конечно, тебя потрепал — но ты выбрался, - Рюноске усмехнулся. - Неплохой взрыв мозга ты там ему устроил.</text:p>
      <text:p text:style-name="P4">- Ты что, всё видел? Откуда?</text:p>
      <text:p text:style-name="P4">- Не мог я тебя оставить одного в таком опасном месте — поэтому пошел за тобой следом. Ты меня и не мог заметить, потому что это было что-то вроде неполного погружения: я только наблюдал, но не мог вмешаться внутри сна. Только разбудить тебя снаружи, если всё станет совсем плохо. Правда, пришел я тоже достаточно поздно...</text:p>
      <text:p text:style-name="P4">- Ты мне пару дней назад говорил, что не можешь в белую. Только всякие материальные мелочи вроде изменения состояния вещества не слишком большого объёма — нет?</text:p>
      <text:p text:style-name="P4">- Не объёма, а информации, которое это вещество занимает. Я говорил, что каждый материальный предмет несёт в себе информацию, с которой я обращаюсь. И мелочь вроде капель воды, например, много информации в себе не несёт, и я вполне могу её контролировать. А вот человеческое сознание — это информационная бесконечность, и я пока с ней не могу работать. Вернее, не мог. Сейчас пришлось быстро вспомнить и <text:s/>научиться.</text:p>
      <text:p text:style-name="P4">- Тебе не нужно было... - начал было Каге, но Рюноске перебил:</text:p>
      <text:p text:style-name="P4">- Нужно. Ещё раз повторяю: я не собирался тебя там оставлять одного. И, я выяснил одну интересную вещь для себя. Знаешь, почему у меня получилось вспомнить как делаются махинации с сознанием? </text:p>
      <text:p text:style-name="P4">- Ну?</text:p>
      <text:p text:style-name="P4">- Помнишь, я рассказывал тебе про сеть? После того случая позавчера она увеличилась. На кольце содержатся не просто воспоминания в виде истории или картинки, а нечто более существенное: опыт.</text:p>
      <text:p text:style-name="P2"><text:span text:style-name="T1">–</text:span><text:span text:style-name="T2"> Опыт, которого тебе не доставало, чтобы пользоваться хранящимися в твоей голове знаниями.</text:span></text:p>
      <text:p text:style-name="P2"><text:span text:style-name="T1">–</text:span><text:span text:style-name="T2"> Именно. Так что, с</text:span><text:span text:style-name="T1"> некоторой долей условности</text:span><text:span text:style-name="T2">,</text:span><text:span text:style-name="T1"> можно утверждать </text:span><text:span text:style-name="T2">следующее: </text:span><text:span text:style-name="T1">на кольце запечатана моя </text:span><text:span text:style-name="T2">душа. Не важная тайна, как я предполагал раньше, которую он хотел чтобы оставалась тайной. И не просто мои знания. Там, во сне, я увидел подтверждение, что то, что на кольце — принадлежит мне.</text:span></text:p>
      <text:p text:style-name="P3">Каге вздохнул: жутко хотелось спать, и он едва понимал, что ему говорят и что от него требуют.</text:p>
      <text:p text:style-name="P3">- Ты так уверен?</text:p>
      <text:p text:style-name="P2"><text:span text:style-name="T2">- Остальные варианты отпали. На кольце - истинная суть меня. </text:span><text:span text:style-name="T1">Которую и хотел забрать Фаргон. Которую и считал украденной, потому что один раз он пытался её </text:span><text:span text:style-name="T1">забрать, но ему помешали. </text:span><text:span text:style-name="T2">И </text:span><text:span text:style-name="T1">Меволия</text:span><text:span text:style-name="T2">, видимо,</text:span><text:span text:style-name="T1"> была к тому причастна</text:span><text:span text:style-name="T2">. Н</text:span><text:span text:style-name="T1">о</text:span><text:span text:style-name="T2">,</text:span><text:span text:style-name="T1"> </text:span><text:span text:style-name="T2">думаю, </text:span><text:span text:style-name="T1">её в этом деле</text:span><text:span text:style-name="T2"> просто</text:span><text:span text:style-name="T1"> использовали, сама она ничего не делала.</text:span></text:p>
      <text:p text:style-name="P2"><text:span text:style-name="T1">– Ну вот, а мне он говорил, что это бабушка всё украла. Я ещё восхитился, какая ты храбрая, – возмутился Каге</text:span><text:span text:style-name="T2">, отпивая чай. Альберта в комнате не было. Интересно, выставили или сам сбежал?</text:span></text:p>
      <text:p text:style-name="P5">– Врёт, – ответил Рюноске.</text:p>
      <text:p text:style-name="P5">– Выяснить бы, где конкретно он врёт, а где говорит правду.</text:p>
      <text:p text:style-name="P2"><text:soft-page-break/><text:span text:style-name="T1">– Это сложно. Уверен, что он сам в себе запутался. Вообразил себе невесть что.</text:span><text:span text:style-name="T2"> Знаешь, я тут подумал, что п</text:span><text:span text:style-name="T1">о сути вся эта история – охота за сокровищем. Только хозяин этого сокровища – я. И я не позволю кому-то без разрешения его брать. Тебе разрешаю.</text:span></text:p>
      <text:p text:style-name="P2"><text:span text:style-name="T1">– Сокровище, к которому нет ключа.</text:span><text:span text:style-name="T2"> Интересное сравнение.</text:span></text:p>
      <text:p text:style-name="P2"><text:span text:style-name="T1">– Ключ есть. А если нет – взломаем. Только обещай мне, что больше не будешь взламывать его кровью, хорошо? Я </text:span><text:span text:style-name="T2">уверен, что должен </text:span><text:span text:style-name="T1">быть какой-то</text:span><text:span text:style-name="T2"> простой</text:span><text:span text:style-name="T1"> механизм.</text:span></text:p>
      <text:p text:style-name="P2"><text:span text:style-name="T1">–</text:span><text:span text:style-name="T2"> Я пока склоняюсь к мысли, что черная магия – достаточно просто. Но поискать другой способ стоит. Я подумаю. </text:span></text:p>
      <text:p text:style-name="P2"><text:span text:style-name="T1">– Каге, – сказала бабуш</text:span><text:span text:style-name="T2">ка,</text:span><text:span text:style-name="T1"> – я беру свои слова назад. Пока ты спа</text:span><text:span text:style-name="T2">л,</text:span><text:span text:style-name="T1"> я </text:span><text:span text:style-name="T2">думала, и</text:span><text:span text:style-name="T1"> теперь тоже понимаю, что отдавать Фаргону кольцо, может и будет бескровно, но это – не выход.</text:span></text:p>
      <text:p text:style-name="P2"><text:span text:style-name="T1">– Проблема не только в этом</text:span><text:span text:style-name="T2">, </text:span><text:span text:style-name="T1">–</text:span><text:span text:style-name="T2"> Каге отставил чашку и посерьёзнел.</text:span></text:p>
      <text:p text:style-name="P5">– Что, ещё что-то есть?</text:p>
      <text:p text:style-name="P2"><text:span text:style-name="T1">– Проклятье, которым мы все прокляты – авторства Фаргона. Он же – убийца отца. Понимаешь, что в таком случае я просто не имею права договариваться с ни</text:span><text:span text:style-name="T2">м?</text:span></text:p>
      <text:p text:style-name="P2"><text:span text:style-name="T1">– Ничего себе!</text:span><text:span text:style-name="T2"> </text:span><text:span text:style-name="T1">–</text:span><text:span text:style-name="T2"> Меволия даже вскочила. Каге подумал, что зря сообщил ей второе. </text:span><text:span text:style-name="T1">– Он что, сделал всё это только для того, чтобы забрать силу Рюноске?</text:span></text:p>
      <text:p text:style-name="P2"><text:span text:style-name="T1">– Надеюсь, что только для этого, и нет ещё каких-то заворотов. И этого достаточно.</text:span><text:span text:style-name="T2"> Да, теперь это не просто загадка на сообразительность. Теперь это – вопрос жизни некоторых людей.</text:span></text:p>
      <text:p text:style-name="P2"><text:span text:style-name="T1">– В любом случае, – сказал Рюноске, – я верну себе силу и больше не позволю ему вас терроризировать</text:span><text:span text:style-name="T2">.</text:span></text:p>
      <text:p text:style-name="P2"><text:span text:style-name="T1">– Даже если придётся его убить? – </text:span><text:span text:style-name="T2">с</text:span><text:span text:style-name="T1">просила бабушка.</text:span></text:p>
      <text:p text:style-name="P5">Рюноске помолчал, раздумывая, и наконец сказал:</text:p>
      <text:p text:style-name="P5">– Посмотрим. Мне ваша жизнь важнее моей невиннос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Mangal2" svg:font-family="Mangal" style:font-pitch="variable"/>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ru" fo:country="RU"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 style:family="paragraph" style:parent-style-name="Standard" style:class="extra">
      <style:paragraph-properties fo:margin-top="0cm" fo:margin-bottom="0cm" fo:line-height="100%"/>
      <style:text-properties style:font-name="Consolas" fo:font-size="10.5pt" fo:language="zxx" fo:country="none" style:font-size-asian="10.5pt" style:font-name-complex="Consolas" style:font-size-complex="10.5pt"/>
    </style:style>
    <style:style style:name="WW8Num1z0" style:family="text">
      <style:text-properties style:font-name="Times New Roman" fo:language="ru" fo:country="RU" style:font-name-asian="Calibri" style:font-name-complex="Times New Roman"/>
    </style:style>
    <style:style style:name="WW8Num2z0" style:family="text">
      <style:text-properties style:font-name="Times New Roman"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0" style:family="text">
      <style:text-properties style:font-name="Cambria" fo:font-size="12pt" fo:language="ru" fo:country="RU" style:font-name-asian="Calibri" style:font-size-asian="12pt" style:font-name-complex="Microsoft Sans Serif"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Times New Roman"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fo:font-size="12pt" fo:language="ru" fo:country="RU" style:font-name-asian="Calibri" style:font-size-asian="12pt" style:font-name-complex="Times New Roman" style:font-size-complex="12pt"/>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Основной_20_шрифт_20_абзаца" style:display-name="Основной шрифт абзаца" style:family="text"/>
    <style:style style:name="Текст_20_Знак" style:display-name="Текст Знак" style:family="text">
      <style:text-properties style:font-name="Consolas" fo:font-size="10.5pt" style:font-size-asian="10.5pt" style:font-name-complex="Consolas"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353cm" fo:margin-right="2.35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meta:initial-creator>
    <meta:creation-date>2014-10-06T13:56:00</meta:creation-date>
    <dc:date>2016-10-24T01:01:58.83</dc:date>
    <meta:print-date>2014-11-22T00:37:00</meta:print-date>
    <meta:editing-cycles>144</meta:editing-cycles>
    <meta:editing-duration>P1DT21H47M44S</meta:editing-duration>
    <meta:generator>OpenOffice/4.0.1$Win32 OpenOffice.org_project/401m5$Build-9714</meta:generator>
    <dc:creator>O. </dc:creator>
    <meta:document-statistic meta:table-count="0" meta:image-count="0" meta:object-count="0" meta:page-count="25" meta:paragraph-count="504" meta:word-count="13349" meta:character-count="79183"/>
  </office:meta>
</office:document-meta>
</file>